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opacity="97%" draw:textarea-horizontal-align="justify" draw:textarea-vertical-align="top" draw:auto-grow-height="false" fo:min-height="3.428cm" fo:min-width="5.748cm"/>
      <style:paragraph-properties style:writing-mode="lr-tb"/>
    </style:style>
    <style:style style:name="gr2" style:family="graphic" style:parent-style-name="standard">
      <style:graphic-properties svg:stroke-width="0.212cm" svg:stroke-color="#800080" draw:marker-start-width="0.518cm" draw:marker-end-width="0.518cm" draw:fill-color="#ffff00" draw:opacity="32%" draw:textarea-horizontal-align="justify" draw:textarea-vertical-align="middle" draw:auto-grow-height="false" fo:min-height="1.118cm" fo:min-width="4.477cm" fo:padding-top="0.231cm" fo:padding-bottom="0.231cm" fo:padding-left="0.356cm" fo:padding-right="0.356cm"/>
      <style:paragraph-properties style:writing-mode="lr-tb"/>
    </style:style>
    <style:style style:name="gr3" style:family="graphic" style:parent-style-name="standard">
      <style:graphic-properties svg:stroke-color="#000000" draw:fill-color="#800080" draw:textarea-horizontal-align="justify" draw:textarea-vertical-align="middle" draw:auto-grow-height="false" fo:min-height="1.329cm" fo:min-width="4.69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06cm" svg:stroke-color="#000000" draw:marker-start-width="0.358cm" draw:marker-end-width="0.358cm" draw:fill-color="#ed4c05" draw:textarea-horizontal-align="justify" draw:textarea-vertical-align="middle" draw:auto-grow-height="false" fo:min-height="1.33cm" fo:min-width="4.69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1.33cm" fo:min-width="4.69cm"/>
      <style:paragraph-properties style:writing-mode="lr-tb"/>
    </style:style>
    <style:style style:name="gr7" style:family="graphic" style:parent-style-name="standard">
      <style:graphic-properties svg:stroke-color="#000000" draw:fill-color="#666666" draw:textarea-horizontal-align="justify" draw:textarea-vertical-align="middle" draw:auto-grow-height="false" fo:min-height="2.149cm" fo:min-width="1.89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212cm" svg:stroke-color="#ed4c05" draw:marker-start-width="0.518cm" draw:marker-end-width="0.518cm" draw:fill-color="#ffff00" draw:opacity="32%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d4c05" draw:textarea-horizontal-align="justify" draw:textarea-vertical-align="middle" draw:auto-grow-height="false" fo:min-height="1.33cm" fo:min-width="4.69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ed4c05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33cm" fo:min-width="4.69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color="#000000" draw:fill-color="#2a6099" draw:textarea-horizontal-align="justify" draw:textarea-vertical-align="middle" draw:auto-grow-height="false" fo:min-height="1.33cm" fo:min-width="4.69cm"/>
      <style:paragraph-properties style:writing-mode="lr-tb"/>
    </style:style>
    <style:style style:name="gr15" style:family="graphic" style:parent-style-name="standard">
      <style:graphic-properties svg:stroke-width="0.212cm" svg:stroke-color="#2a6099" draw:marker-start-width="0.518cm" draw:marker-end-width="0.518cm" draw:fill-color="#ffff00" draw:opacity="32%" draw:textarea-horizontal-align="justify" draw:textarea-vertical-align="middle" draw:auto-grow-height="false" fo:min-height="1.33cm" fo:min-width="4.689cm" fo:padding-top="0.231cm" fo:padding-bottom="0.231cm" fo:padding-left="0.356cm" fo:padding-right="0.3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8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773cm" fo:wrap-option="no-wrap"/>
      <style:paragraph-properties style:writing-mode="lr-tb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55cm" fo:min-width="0.3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2a6099" draw:opacity="52%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2a6099" draw:opacity="52%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top" draw:auto-grow-height="false" fo:min-height="2.235cm" fo:min-width="5.355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2a6099" draw:textarea-horizontal-align="justify" draw:textarea-vertical-align="middle" draw:auto-grow-height="false" fo:min-height="1.224cm" fo:min-width="4.584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2a6099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 style:list-style-name="L1">
      <style:graphic-properties svg:stroke-width="0.053cm" svg:stroke-color="#000000" draw:marker-start-width="0.279cm" draw:marker-end-width="0.279cm" draw:fill-color="#ed4c05" draw:textarea-horizontal-align="justify" draw:textarea-vertical-align="middle" draw:auto-grow-height="false" fo:min-height="1.33cm" fo:min-width="4.69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8cm" draw:marker-end-width="0.28cm" draw:fill-color="#ed4c05" draw:textarea-horizontal-align="justify" draw:textarea-vertical-align="middle" draw:auto-grow-height="false" fo:min-height="1.224cm" fo:min-width="4.584cm" fo:padding-top="0.152cm" fo:padding-bottom="0.152cm" fo:padding-left="0.277cm" fo:padding-right="0.277cm"/>
      <style:paragraph-properties style:writing-mode="lr-tb"/>
    </style:style>
    <style:style style:name="gr27" style:family="graphic" style:parent-style-name="objectwithoutfill">
      <style:graphic-properties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color="#000000" draw:fill="none" draw:fill-color="#ffffff" fo:min-height="2.069cm"/>
      <style:paragraph-properties style:writing-mode="lr-tb"/>
    </style:style>
    <style:style style:name="gr29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000000" draw:opacity="9%" draw:textarea-horizontal-align="justify" draw:textarea-vertical-align="middle" draw:auto-grow-height="false" fo:min-height="9.639cm" fo:min-width="23.827cm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31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2.107cm" fo:wrap-option="no-wrap"/>
      <style:paragraph-properties style:writing-mode="lr-tb"/>
    </style:style>
    <style:style style:name="gr32" style:family="graphic" style:parent-style-name="standard">
      <style:graphic-properties svg:stroke-color="#000000" draw:fill-color="#ffff00" draw:textarea-horizontal-align="justify" draw:textarea-vertical-align="middle" draw:auto-grow-height="false" fo:min-height="0.496cm" fo:min-width="3.509cm" fo:wrap-option="no-wrap"/>
      <style:paragraph-properties style:writing-mode="lr-tb"/>
    </style:style>
    <style:style style:name="gr33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729fcf" draw:opacity="11%" draw:textarea-horizontal-align="justify" draw:textarea-vertical-align="middle" draw:auto-grow-height="false" fo:min-height="7.705cm" fo:min-width="6.157cm" fo:padding-top="0.178cm" fo:padding-bottom="0.178cm" fo:padding-left="0.303cm" fo:padding-right="0.303cm"/>
    </style:style>
    <style:style style:name="gr34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ff8000" draw:opacity="10%" draw:textarea-horizontal-align="justify" draw:textarea-vertical-align="middle" draw:auto-grow-height="false" fo:min-height="7.722cm" fo:min-width="6.157cm" fo:padding-top="0.178cm" fo:padding-bottom="0.178cm" fo:padding-left="0.303cm" fo:padding-right="0.303cm"/>
    </style:style>
    <style:style style:name="gr35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0%" draw:textarea-horizontal-align="justify" draw:textarea-vertical-align="middle" draw:auto-grow-height="false" fo:min-height="21.736cm" fo:min-width="16.187cm" fo:padding-top="0.178cm" fo:padding-bottom="0.178cm" fo:padding-left="0.303cm" fo:padding-right="0.303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top" draw:auto-grow-height="false" fo:min-height="1.908cm" fo:min-width="4.654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eeeeee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7cm" fo:min-width="4.654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top" draw:auto-grow-height="false" fo:min-height="1.907cm" fo:min-width="4.653cm" fo:padding-top="0.151cm" fo:padding-bottom="0.151cm" fo:padding-left="0.276cm" fo:padding-right="0.276cm"/>
      <style:paragraph-properties style:writing-mode="lr-tb"/>
    </style:style>
    <style:style style:name="gr41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ff8000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draw:stroke="solid" draw:stroke-dash="Dot" svg:stroke-width="0.053cm" svg:stroke-color="#2a6099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fo:min-height="0.737cm"/>
      <style:paragraph-properties style:writing-mode="lr-tb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81d41a" draw:textarea-horizontal-align="justify" draw:textarea-vertical-align="top" draw:auto-grow-height="false" fo:min-height="1.908cm" fo:min-width="4.653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draw:stroke="dash" draw:stroke-dash="Dot" svg:stroke-width="0.106cm" svg:stroke-color="#000000" draw:marker-start-width="0.359cm" draw:marker-end-width="0.359cm" draw:fill="solid" draw:fill-color="#81d41a" draw:opacity="11%" draw:textarea-horizontal-align="justify" draw:textarea-vertical-align="middle" draw:auto-grow-height="false" fo:min-height="12.924cm" fo:min-width="16.187cm" fo:padding-top="0.178cm" fo:padding-bottom="0.178cm" fo:padding-left="0.303cm" fo:padding-right="0.303cm"/>
    </style:style>
    <style:style style:name="gr48" style:family="graphic" style:parent-style-name="standard">
      <style:graphic-properties svg:stroke-color="#000000" draw:fill-color="#ffff00" draw:textarea-horizontal-align="justify" draw:textarea-vertical-align="middle" draw:auto-grow-height="false" fo:min-height="0.902cm" fo:min-width="6.596cm" fo:wrap-option="no-wrap"/>
      <style:paragraph-properties style:writing-mode="lr-tb"/>
    </style:style>
    <style:style style:name="gr49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422cm" fo:min-width="0.171cm"/>
    </style:style>
    <style:style style:name="gr50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49cm" fo:min-width="6.286cm"/>
      <style:paragraph-properties style:writing-mode="lr-tb"/>
    </style:style>
    <style:style style:name="gr51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5cm" fo:min-width="6.286cm"/>
      <style:paragraph-properties style:writing-mode="lr-tb"/>
    </style:style>
    <style:style style:name="gr52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049cm" fo:min-width="6.285cm"/>
      <style:paragraph-properties style:writing-mode="lr-tb"/>
    </style:style>
    <style:style style:name="gr53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2.302cm" fo:min-width="15.61cm"/>
      <style:paragraph-properties style:writing-mode="lr-tb"/>
    </style:style>
    <style:style style:name="gr54" style:family="graphic" style:parent-style-name="standard">
      <style:graphic-properties draw:stroke="none" draw:fill="solid" draw:fill-color="#81d41a" draw:textarea-horizontal-align="justify" draw:textarea-vertical-align="middle" draw:auto-grow-height="false" fo:min-height="0.096cm" fo:min-width="0.018cm"/>
    </style:style>
    <style:style style:name="gr55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56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57" style:family="graphic" style:parent-style-name="standard">
      <style:graphic-properties draw:stroke="none" draw:fill-color="#b2b2b2" draw:opacity="100%" draw:textarea-horizontal-align="justify" draw:textarea-vertical-align="middle" draw:auto-grow-height="false" fo:min-height="0.096cm" fo:min-width="0.018cm"/>
    </style:style>
    <style:style style:name="gr58" style:family="graphic" style:parent-style-name="standard">
      <style:graphic-properties svg:stroke-color="#ffffff" draw:fill="solid" draw:fill-color="#81d41a" draw:textarea-horizontal-align="justify" draw:textarea-vertical-align="middle" draw:auto-grow-height="false" fo:min-height="1.15cm" fo:min-width="0.9cm"/>
    </style:style>
    <style:style style:name="gr59" style:family="graphic" style:parent-style-name="standard">
      <style:graphic-properties draw:stroke="none" svg:stroke-color="#000000" draw:fill="none" draw:fill-color="#ffffff" fo:min-height="2.182cm"/>
      <style:paragraph-properties style:writing-mode="lr-tb"/>
    </style:style>
    <style:style style:name="gr60" style:family="graphic" style:parent-style-name="standard">
      <style:graphic-properties svg:stroke-color="#000000" draw:fill-color="#ffff00" draw:textarea-horizontal-align="justify" draw:textarea-vertical-align="middle" draw:auto-grow-height="false" fo:min-height="2.414cm" fo:min-width="5.738cm" fo:wrap-option="no-wrap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81d41a" fo:min-height="0.513cm"/>
      <style:paragraph-properties style:writing-mode="lr-tb"/>
    </style:style>
    <style:style style:name="gr62" style:family="graphic" style:parent-style-name="objectwithoutfill">
      <style:graphic-properties svg:stroke-width="0.053cm" draw:marker-start-width="0.2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63" style:family="graphic" style:parent-style-name="objectwithoutfill">
      <style:graphic-properties svg:stroke-width="0.053cm" draw:marker-start="Arrow" draw:marker-start-width="0.379cm" draw:marker-end="Arrow" draw:marker-end-width="0.379cm" draw:fill="solid" draw:fill-color="#81d41a" draw:textarea-vertical-align="middle" fo:padding-top="0.151cm" fo:padding-bottom="0.151cm" fo:padding-left="0.276cm" fo:padding-right="0.276cm"/>
    </style:style>
    <style:style style:name="gr64" style:family="graphic" style:parent-style-name="objectwithoutfill">
      <style:graphic-properties svg:stroke-width="0.053cm" svg:stroke-color="#80808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5" style:family="graphic" style:parent-style-name="objectwithoutfill">
      <style:graphic-properties svg:stroke-width="0.053cm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66" style:family="graphic" style:parent-style-name="objectwithoutfill">
      <style:graphic-properties svg:stroke-width="0.053cm" svg:stroke-color="#808080" draw:marker-start-width="0.279cm" draw:marker-end="Arrow" draw:marker-end-width="0.379cm" draw:fill="solid" draw:fill-color="#c9211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fo:min-height="0.957cm"/>
      <style:paragraph-properties style:writing-mode="lr-tb"/>
    </style:style>
    <style:style style:name="gr68" style:family="graphic" style:parent-style-name="standard">
      <style:graphic-properties draw:stroke="none" draw:fill-color="#5983b0" draw:textarea-horizontal-align="justify" draw:textarea-vertical-align="middle" draw:auto-grow-height="false" fo:min-height="0.422cm" fo:min-width="0.171cm"/>
    </style:style>
    <style:style style:name="gr69" style:family="graphic" style:parent-style-name="standard">
      <style:graphic-properties draw:stroke="none" draw:fill-color="#ff8000" draw:textarea-horizontal-align="justify" draw:textarea-vertical-align="middle" draw:auto-grow-height="false" fo:min-height="0.422cm" fo:min-width="0.171cm"/>
    </style:style>
    <style:style style:name="gr70" style:family="graphic" style:parent-style-name="standard">
      <style:graphic-properties draw:stroke="none" draw:fill-color="#ff8000" draw:textarea-horizontal-align="justify" draw:textarea-vertical-align="middle" draw:auto-grow-height="false" fo:min-height="2.05cm" fo:min-width="6.286cm"/>
      <style:paragraph-properties style:writing-mode="lr-tb"/>
    </style:style>
    <style:style style:name="gr71" style:family="graphic" style:parent-style-name="standard">
      <style:graphic-properties draw:stroke="none" draw:fill-color="#5983b0" draw:textarea-horizontal-align="justify" draw:textarea-vertical-align="middle" draw:auto-grow-height="false" fo:min-height="2.049cm" fo:min-width="6.285cm"/>
      <style:paragraph-properties style:writing-mode="lr-tb"/>
    </style:style>
    <style:style style:name="gr72" style:family="graphic" style:parent-style-name="standard" style:list-style-name="L1">
      <style:graphic-properties draw:stroke="none" draw:fill-color="#b2b2b2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73" style:family="graphic" style:parent-style-name="standard">
      <style:graphic-properties svg:stroke-color="#ffffff" draw:fill-color="#ff8000" draw:textarea-horizontal-align="justify" draw:textarea-vertical-align="middle" draw:auto-grow-height="false" fo:min-height="1.15cm" fo:min-width="0.9cm"/>
    </style:style>
    <style:style style:name="gr74" style:family="graphic" style:parent-style-name="standard">
      <style:graphic-properties svg:stroke-color="#ffffff" draw:fill-color="#5983b0" draw:textarea-horizontal-align="justify" draw:textarea-vertical-align="middle" draw:auto-grow-height="false" fo:min-height="1.15cm" fo:min-width="0.9cm"/>
    </style:style>
    <style:style style:name="gr75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svg:stroke-width="0.053cm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draw:stroke="none" draw:fill-color="#81d41a" draw:textarea-horizontal-align="justify" draw:textarea-vertical-align="middle" draw:auto-grow-height="false" fo:min-height="0.422cm" fo:min-width="0.171cm"/>
    </style:style>
    <style:style style:name="gr78" style:family="graphic" style:parent-style-name="standard">
      <style:graphic-properties draw:stroke="none" svg:stroke-width="0.053cm" svg:stroke-color="#000000" draw:marker-start-width="0.279cm" draw:marker-end-width="0.279cm" draw:fill-color="#5983b0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>
      <style:graphic-properties draw:stroke="none" svg:stroke-width="0.053cm" svg:stroke-color="#000000" draw:marker-start-width="0.279cm" draw:marker-end-width="0.279cm" draw:fill-color="#ff8000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gr80" style:family="graphic" style:parent-style-name="standard">
      <style:graphic-properties draw:stroke="none" draw:fill-color="#ea7500" draw:textarea-horizontal-align="justify" draw:textarea-vertical-align="middle" draw:auto-grow-height="false" fo:min-height="2.049cm" fo:min-width="6.286cm"/>
      <style:paragraph-properties style:writing-mode="lr-tb"/>
    </style:style>
    <style:style style:name="gr81" style:family="graphic" style:parent-style-name="standard">
      <style:graphic-properties draw:stroke="none" draw:fill-color="#d62e4e" draw:textarea-horizontal-align="justify" draw:textarea-vertical-align="middle" draw:auto-grow-height="false" fo:min-height="2.049cm" fo:min-width="6.286cm"/>
      <style:paragraph-properties style:writing-mode="lr-tb"/>
    </style:style>
    <style:style style:name="gr82" style:family="graphic" style:parent-style-name="standard">
      <style:graphic-properties draw:stroke="none" draw:fill-color="#ea7500" draw:textarea-horizontal-align="justify" draw:textarea-vertical-align="middle" draw:auto-grow-height="false" fo:min-height="0.096cm" fo:min-width="0.018cm"/>
    </style:style>
    <style:style style:name="gr83" style:family="graphic" style:parent-style-name="standard">
      <style:graphic-properties draw:stroke="none" draw:fill-color="#d62e4e" draw:textarea-horizontal-align="justify" draw:textarea-vertical-align="middle" draw:auto-grow-height="false" fo:min-height="0.096cm" fo:min-width="0.018cm"/>
    </style:style>
    <style:style style:name="gr84" style:family="graphic" style:parent-style-name="standard">
      <style:graphic-properties draw:stroke="none" draw:fill-color="#ea7500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85" style:family="graphic" style:parent-style-name="standard" style:list-style-name="L1">
      <style:graphic-properties draw:stroke="none" draw:fill-color="#d62e4e" draw:opacity="100%" draw:textarea-horizontal-align="justify" draw:textarea-vertical-align="middle" draw:auto-grow-height="false" fo:min-height="2.049cm" fo:min-width="6.286cm"/>
      <style:paragraph-properties style:writing-mode="lr-tb"/>
    </style:style>
    <style:style style:name="gr86" style:family="graphic" style:parent-style-name="standard">
      <style:graphic-properties draw:stroke="none" draw:fill-color="#ea7500" draw:opacity="100%" draw:textarea-horizontal-align="justify" draw:textarea-vertical-align="middle" draw:auto-grow-height="false" fo:min-height="0.096cm" fo:min-width="0.018cm"/>
    </style:style>
    <style:style style:name="gr87" style:family="graphic" style:parent-style-name="standard">
      <style:graphic-properties draw:stroke="none" draw:fill-color="#d62e4e" draw:opacity="100%" draw:textarea-horizontal-align="justify" draw:textarea-vertical-align="middle" draw:auto-grow-height="false" fo:min-height="0.096cm" fo:min-width="0.018cm"/>
    </style:style>
    <style:style style:name="gr88" style:family="graphic" style:parent-style-name="standard">
      <style:graphic-properties svg:stroke-color="#ffffff" draw:fill-color="#ea7500" draw:textarea-horizontal-align="justify" draw:textarea-vertical-align="middle" draw:auto-grow-height="false" fo:min-height="1.15cm" fo:min-width="0.9cm"/>
    </style:style>
    <style:style style:name="gr89" style:family="graphic" style:parent-style-name="standard">
      <style:graphic-properties svg:stroke-color="#ffffff" draw:fill-color="#d62e4e" draw:textarea-horizontal-align="justify" draw:textarea-vertical-align="middle" draw:auto-grow-height="false" fo:min-height="1.15cm" fo:min-width="0.9cm"/>
    </style:style>
    <style:style style:name="gr90" style:family="graphic" style:parent-style-name="standard">
      <style:graphic-properties draw:stroke="none" draw:fill-color="#d62e4e" draw:textarea-horizontal-align="justify" draw:textarea-vertical-align="middle" draw:auto-grow-height="false" fo:min-height="0.422cm" fo:min-width="0.171cm"/>
    </style:style>
    <style:style style:name="gr91" style:family="graphic" style:parent-style-name="standard">
      <style:graphic-properties draw:stroke="none" svg:stroke-width="0.053cm" svg:stroke-color="#000000" draw:marker-start-width="0.279cm" draw:marker-end-width="0.279cm" draw:fill-color="#d62e4e" draw:textarea-horizontal-align="justify" draw:textarea-vertical-align="top" draw:auto-grow-height="false" fo:min-height="1.335cm" fo:min-width="4.653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eeeeee" draw:opacity="97%"/>
      <style:paragraph-properties fo:text-align="center" style:writing-mode="lr-tb"/>
      <style:text-properties fo:font-size="11pt"/>
    </style:style>
    <style:style style:name="P3" style:family="paragraph">
      <style:paragraph-properties fo:text-align="center" style:writing-mode="lr-tb"/>
      <style:text-properties fo:font-size="11pt" fo:font-weight="bold"/>
    </style:style>
    <style:style style:name="P4" style:family="paragraph">
      <loext:graphic-properties draw:fill-color="#ffff00" draw:opacity="32%"/>
      <style:paragraph-properties fo:text-align="center" style:writing-mode="lr-tb"/>
      <style:text-properties fo:font-size="11pt" fo:font-weight="bold"/>
    </style:style>
    <style:style style:name="P5" style:family="paragraph">
      <style:paragraph-properties fo:text-align="center" style:writing-mode="lr-tb"/>
      <style:text-properties fo:color="#eeeeee" fo:font-size="11pt"/>
    </style:style>
    <style:style style:name="P6" style:family="paragraph">
      <loext:graphic-properties draw:fill-color="#800080"/>
      <style:paragraph-properties fo:text-align="center" style:writing-mode="lr-tb"/>
      <style:text-properties fo:color="#eeeeee" fo:font-size="1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8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 fo:font-weight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0" style:family="paragraph">
      <loext:graphic-properties draw:fill-color="#ed4c05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11" style:family="paragraph">
      <loext:graphic-properties draw:fill-color="#cccccc"/>
      <style:paragraph-properties fo:text-align="center" style:writing-mode="lr-tb"/>
      <style:text-properties fo:font-size="11pt"/>
    </style:style>
    <style:style style:name="P12" style:family="paragraph">
      <style:paragraph-properties fo:text-align="center" style:writing-mode="lr-tb"/>
      <style:text-properties fo:color="#ffffff" fo:font-size="22pt"/>
    </style:style>
    <style:style style:name="P13" style:family="paragraph">
      <loext:graphic-properties draw:fill-color="#666666"/>
      <style:paragraph-properties fo:text-align="center" style:writing-mode="lr-tb"/>
      <style:text-properties fo:color="#ffffff" fo:font-size="22pt"/>
    </style:style>
    <style:style style:name="P1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fo:color="#ffffff" fo:font-size="11pt" fo:font-weight="bold"/>
    </style:style>
    <style:style style:name="P17" style:family="paragraph">
      <loext:graphic-properties draw:fill-color="#ed4c05"/>
      <style:paragraph-properties fo:text-align="center" style:writing-mode="lr-tb"/>
      <style:text-properties fo:color="#ffffff" fo:font-size="11pt" fo:font-weight="bold"/>
    </style:style>
    <style:style style:name="P18" style:family="paragraph">
      <loext:graphic-properties draw:fill-color="#2a6099"/>
      <style:paragraph-properties fo:text-align="center" style:writing-mode="lr-tb"/>
      <style:text-properties fo:color="#ffffff" fo:font-size="11pt" fo:font-weight="bold"/>
    </style:style>
    <style:style style:name="P19" style:family="paragraph">
      <style:paragraph-properties fo:text-align="center" style:writing-mode="lr-tb"/>
      <style:text-properties fo:color="#ffffff" fo:font-size="11pt"/>
    </style:style>
    <style:style style:name="P20" style:family="paragraph">
      <loext:graphic-properties draw:fill-color="#2a6099"/>
      <style:paragraph-properties fo:text-align="center" style:writing-mode="lr-tb"/>
      <style:text-properties fo:color="#ffffff" fo:font-size="11pt"/>
    </style:style>
    <style:style style:name="P21" style:family="paragraph">
      <loext:graphic-properties draw:fill="none" draw:fill-color="#ffffff"/>
      <style:paragraph-properties style:writing-mode="lr-tb"/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P22" style:family="paragraph">
      <loext:graphic-properties draw:fill="none" draw:fill-color="#ffffff"/>
      <style:paragraph-properties style:writing-mode="lr-tb"/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font-size="13pt"/>
    </style:style>
    <style:style style:name="P25" style:family="paragraph">
      <style:paragraph-properties fo:text-align="center" style:writing-mode="lr-tb"/>
      <style:text-properties fo:font-size="13pt"/>
    </style:style>
    <style:style style:name="P26" style:family="paragraph">
      <loext:graphic-properties draw:fill-color="#ffff00"/>
      <style:paragraph-properties fo:text-align="center" style:writing-mode="lr-tb"/>
      <style:text-properties fo:font-size="13pt"/>
    </style:style>
    <style:style style:name="P27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-color="#000000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-color="#2a6099" draw:opacity="52%"/>
      <style:paragraph-properties fo:text-align="center" style:writing-mode="lr-tb"/>
      <style:text-properties fo:color="#ffffff" fo:font-size="11pt" fo:font-weight="bold"/>
    </style:style>
    <style:style style:name="P30" style:family="paragraph">
      <loext:graphic-properties draw:fill-color="#2a6099" draw:opacity="52%"/>
      <style:paragraph-properties fo:text-align="center" style:writing-mode="lr-tb"/>
      <style:text-properties fo:color="#ffffff" fo:font-size="11pt"/>
    </style:style>
    <style:style style:name="P31" style:family="paragraph">
      <style:paragraph-properties fo:text-align="start" style:writing-mode="lr-tb"/>
      <style:text-properties fo:font-size="11pt"/>
    </style:style>
    <style:style style:name="P32" style:family="paragraph">
      <loext:graphic-properties draw:fill-color="#dddddd"/>
      <style:paragraph-properties fo:text-align="start" style:writing-mode="lr-tb"/>
      <style:text-properties fo:font-size="11pt"/>
    </style:style>
    <style:style style:name="P33" style:family="paragraph">
      <loext:graphic-properties draw:fill="none" draw:fill-color="#ffffff"/>
      <style:paragraph-properties style:writing-mode="lr-tb"/>
      <style:text-properties fo:color="#000000" fo:font-size="24pt" fo:font-weight="bold" style:font-size-asian="24pt" style:font-size-complex="24pt"/>
    </style:style>
    <style:style style:name="P34" style:family="paragraph">
      <loext:graphic-properties draw:fill="none" draw:fill-color="#ffffff"/>
      <style:paragraph-properties style:writing-mode="lr-tb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000000" draw:opacity="9%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8pt" fo:font-style="italic" style:font-size-asian="24pt" style:font-style-asian="italic" style:font-size-complex="24pt" style:font-style-complex="italic"/>
    </style:style>
    <style:style style:name="P37" style:family="paragraph">
      <loext:graphic-properties draw:fill="solid" draw:fill-color="#729fcf" draw:opacity="11%"/>
      <style:paragraph-properties fo:text-align="center"/>
    </style:style>
    <style:style style:name="P38" style:family="paragraph">
      <loext:graphic-properties draw:fill="solid" draw:fill-color="#ff8000" draw:opacity="10%"/>
      <style:paragraph-properties fo:text-align="center"/>
    </style:style>
    <style:style style:name="P39" style:family="paragraph">
      <loext:graphic-properties draw:fill="solid" draw:fill-color="#81d41a" draw:opacity="10%"/>
      <style:paragraph-properties fo:text-align="center"/>
    </style:style>
    <style:style style:name="P40" style:family="paragraph">
      <loext:graphic-properties draw:fill-color="#808080"/>
      <style:paragraph-properties fo:text-align="start" style:writing-mode="lr-tb"/>
      <style:text-properties fo:font-size="11pt"/>
    </style:style>
    <style:style style:name="P41" style:family="paragraph">
      <loext:graphic-properties draw:fill-color="#eeeeee"/>
      <style:paragraph-properties fo:text-align="start" style:writing-mode="lr-tb"/>
      <style:text-properties fo:font-size="11pt"/>
    </style:style>
    <style:style style:name="P42" style:family="paragraph">
      <loext:graphic-properties draw:fill-color="#ff8000"/>
      <style:paragraph-properties fo:text-align="start" style:writing-mode="lr-tb"/>
      <style:text-properties fo:font-size="11pt"/>
    </style:style>
    <style:style style:name="P43" style:family="paragraph">
      <loext:graphic-properties draw:fill-color="#81d41a"/>
      <style:paragraph-properties fo:text-align="start" style:writing-mode="lr-tb"/>
      <style:text-properties fo:font-size="11pt"/>
    </style:style>
    <style:style style:name="P44" style:family="paragraph">
      <loext:graphic-properties draw:fill-color="#729fcf"/>
      <style:paragraph-properties fo:text-align="start" style:writing-mode="lr-tb"/>
      <style:text-properties fo:font-size="11pt"/>
    </style:style>
    <style:style style:name="P45" style:family="paragraph">
      <loext:graphic-properties draw:fill="solid" draw:fill-color="#ff8000"/>
      <style:paragraph-properties fo:text-align="center"/>
    </style:style>
    <style:style style:name="P46" style:family="paragraph">
      <loext:graphic-properties draw:fill="solid" draw:fill-color="#729fcf"/>
      <style:paragraph-properties fo:text-align="center"/>
    </style:style>
    <style:style style:name="P47" style:family="paragraph">
      <loext:graphic-properties draw:fill="solid" draw:fill-color="#81d41a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font-size="16pt" fo:font-style="italic" style:font-size-asian="24pt" style:font-style-asian="italic" style:font-size-complex="24pt" style:font-style-complex="italic"/>
    </style:style>
    <style:style style:name="P49" style:family="paragraph">
      <loext:graphic-properties draw:fill="solid" draw:fill-color="#81d41a" draw:opacity="11%"/>
      <style:paragraph-properties fo:text-align="center"/>
    </style:style>
    <style:style style:name="P50" style:family="paragraph">
      <style:paragraph-properties fo:text-align="center"/>
    </style:style>
    <style:style style:name="P51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2" style:family="paragraph">
      <loext:graphic-properties draw:fill="solid" draw:fill-color="#81d41a"/>
      <style:paragraph-properties fo:text-align="center"/>
      <style:text-properties fo:color="#000000"/>
    </style:style>
    <style:style style:name="P53" style:family="paragraph">
      <style:paragraph-properties fo:text-align="center" style:writing-mode="lr-tb"/>
      <style:text-properties fo:color="#000000" fo:font-size="11pt"/>
    </style:style>
    <style:style style:name="P54" style:family="paragraph">
      <loext:graphic-properties draw:fill="solid" draw:fill-color="#81d41a"/>
      <style:paragraph-properties fo:text-align="center" style:writing-mode="lr-tb"/>
      <style:text-properties fo:color="#000000" fo:font-size="11pt"/>
    </style:style>
    <style:style style:name="P55" style:family="paragraph">
      <style:paragraph-properties fo:text-align="center" style:writing-mode="lr-tb"/>
      <style:text-properties fo:color="#000000" fo:font-weight="bold"/>
    </style:style>
    <style:style style:name="P56" style:family="paragraph">
      <loext:graphic-properties draw:fill="solid" draw:fill-color="#81d41a"/>
      <style:paragraph-properties fo:text-align="center" style:writing-mode="lr-tb"/>
      <style:text-properties fo:color="#000000" fo:font-weight="bold"/>
    </style:style>
    <style:style style:name="P57" style:family="paragraph">
      <loext:graphic-properties draw:fill-color="#b2b2b2" draw:opacity="100%"/>
      <style:paragraph-properties fo:text-align="center" style:writing-mode="lr-tb"/>
      <style:text-properties fo:color="#ffffff" fo:font-size="11pt"/>
    </style:style>
    <style:style style:name="P58" style:family="paragraph">
      <loext:graphic-properties draw:fill-color="#b2b2b2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59" style:family="paragraph">
      <loext:graphic-properties draw:fill-color="#b2b2b2" draw:opacity="100%"/>
      <style:paragraph-properties fo:text-align="center"/>
      <style:text-properties fo:color="#ffffff"/>
    </style:style>
    <style:style style:name="P60" style:family="paragraph">
      <loext:graphic-properties draw:fill="none" draw:fill-color="#ffffff"/>
      <style:paragraph-properties style:writing-mode="lr-tb"/>
      <style:text-properties fo:font-size="24pt"/>
    </style:style>
    <style:style style:name="P61" style:family="paragraph">
      <style:paragraph-properties fo:text-align="center" style:writing-mode="lr-tb"/>
      <style:text-properties fo:font-size="13pt" style:font-size-asian="13pt" style:font-size-complex="13pt"/>
    </style:style>
    <style:style style:name="P62" style:family="paragraph">
      <loext:graphic-properties draw:fill-color="#ffff00"/>
      <style:paragraph-properties fo:text-align="center" style:writing-mode="lr-tb"/>
      <style:text-properties fo:font-size="13pt" style:font-size-asian="13pt" style:font-size-complex="13pt"/>
    </style:style>
    <style:style style:name="P63" style:family="paragraph">
      <style:paragraph-properties fo:text-align="center"/>
      <style:text-properties fo:color="#000000"/>
    </style:style>
    <style:style style:name="P64" style:family="paragraph">
      <loext:graphic-properties draw:fill="none" draw:fill-color="#81d41a"/>
      <style:paragraph-properties fo:text-align="center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65" style:family="paragraph">
      <loext:graphic-properties draw:fill="solid" draw:fill-color="#c9211e"/>
      <style:paragraph-properties fo:text-align="center"/>
    </style:style>
    <style:style style:name="P66" style:family="paragraph">
      <loext:graphic-properties draw:fill="none" draw:fill-color="#ffffff"/>
      <style:paragraph-properties style:writing-mode="lr-tb"/>
      <style:text-properties fo:font-size="16pt"/>
    </style:style>
    <style:style style:name="P67" style:family="paragraph">
      <style:paragraph-properties fo:text-align="start" style:writing-mode="lr-tb"/>
      <style:text-properties fo:color="#000000" fo:font-size="9pt" style:font-size-asian="9pt" style:font-size-complex="9pt"/>
    </style:style>
    <style:style style:name="P6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9pt" style:font-size-asian="9pt" style:font-size-complex="9pt"/>
    </style:style>
    <style:style style:name="P69" style:family="paragraph">
      <loext:graphic-properties draw:fill-color="#81d41a"/>
      <style:paragraph-properties fo:text-align="start" style:writing-mode="lr-tb"/>
      <style:text-properties fo:color="#000000" fo:font-size="9pt" style:font-size-asian="9pt" style:font-size-complex="9pt"/>
    </style:style>
    <style:style style:name="P70" style:family="paragraph">
      <loext:graphic-properties draw:fill-color="#5983b0"/>
      <style:paragraph-properties fo:text-align="center"/>
      <style:text-properties fo:color="#000000"/>
    </style:style>
    <style:style style:name="P71" style:family="paragraph">
      <loext:graphic-properties draw:fill-color="#ff8000"/>
      <style:paragraph-properties fo:text-align="center"/>
      <style:text-properties fo:color="#000000"/>
    </style:style>
    <style:style style:name="P72" style:family="paragraph">
      <loext:graphic-properties draw:fill-color="#ff8000"/>
      <style:paragraph-properties fo:text-align="center" style:writing-mode="lr-tb"/>
      <style:text-properties fo:color="#000000" fo:font-size="11pt"/>
    </style:style>
    <style:style style:name="P73" style:family="paragraph">
      <loext:graphic-properties draw:fill-color="#5983b0"/>
      <style:paragraph-properties fo:text-align="center" style:writing-mode="lr-tb"/>
      <style:text-properties fo:color="#000000" fo:font-size="11pt"/>
    </style:style>
    <style:style style:name="P7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75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76" style:family="paragraph">
      <loext:graphic-properties draw:fill-color="#81d41a"/>
      <style:paragraph-properties fo:text-align="center"/>
      <style:text-properties fo:color="#ffffff"/>
    </style:style>
    <style:style style:name="P77" style:family="paragraph">
      <style:paragraph-properties fo:text-align="start" style:writing-mode="lr-tb"/>
      <style:text-properties fo:font-size="9pt"/>
    </style:style>
    <style:style style:name="P78" style:family="paragraph">
      <loext:graphic-properties draw:fill-color="#81d41a"/>
      <style:paragraph-properties fo:text-align="start" style:writing-mode="lr-tb"/>
      <style:text-properties fo:font-size="9pt"/>
    </style:style>
    <style:style style:name="P79" style:family="paragraph">
      <style:paragraph-properties fo:text-align="start" style:writing-mode="lr-tb"/>
      <style:text-properties fo:color="#ffffff" fo:font-size="9pt"/>
    </style:style>
    <style:style style:name="P80" style:family="paragraph">
      <loext:graphic-properties draw:fill-color="#5983b0"/>
      <style:paragraph-properties fo:text-align="start" style:writing-mode="lr-tb"/>
      <style:text-properties fo:color="#ffffff" fo:font-size="9pt"/>
    </style:style>
    <style:style style:name="P81" style:family="paragraph">
      <loext:graphic-properties draw:fill-color="#ff8000"/>
      <style:paragraph-properties fo:text-align="start" style:writing-mode="lr-tb"/>
      <style:text-properties fo:color="#ffffff" fo:font-size="9pt"/>
    </style:style>
    <style:style style:name="P82" style:family="paragraph">
      <loext:graphic-properties draw:fill-color="#5983b0"/>
      <style:paragraph-properties fo:text-align="center"/>
      <style:text-properties fo:color="#ffffff"/>
    </style:style>
    <style:style style:name="P83" style:family="paragraph">
      <loext:graphic-properties draw:fill-color="#ff8000"/>
      <style:paragraph-properties fo:text-align="center"/>
      <style:text-properties fo:color="#ffffff"/>
    </style:style>
    <style:style style:name="P84" style:family="paragraph">
      <loext:graphic-properties draw:fill-color="#ea7500"/>
      <style:paragraph-properties fo:text-align="center" style:writing-mode="lr-tb"/>
      <style:text-properties fo:color="#ffffff" fo:font-size="11pt"/>
    </style:style>
    <style:style style:name="P85" style:family="paragraph">
      <loext:graphic-properties draw:fill-color="#d62e4e"/>
      <style:paragraph-properties fo:text-align="center" style:writing-mode="lr-tb"/>
      <style:text-properties fo:color="#ffffff" fo:font-size="11pt"/>
    </style:style>
    <style:style style:name="P86" style:family="paragraph">
      <loext:graphic-properties draw:fill-color="#ff8000"/>
      <style:paragraph-properties fo:text-align="center" style:writing-mode="lr-tb"/>
      <style:text-properties fo:color="#ffffff" fo:font-size="11pt"/>
    </style:style>
    <style:style style:name="P87" style:family="paragraph">
      <loext:graphic-properties draw:fill-color="#5983b0"/>
      <style:paragraph-properties fo:text-align="center" style:writing-mode="lr-tb"/>
      <style:text-properties fo:color="#ffffff" fo:font-size="11pt"/>
    </style:style>
    <style:style style:name="P88" style:family="paragraph">
      <loext:graphic-properties draw:fill-color="#ea7500"/>
      <style:paragraph-properties fo:text-align="center"/>
      <style:text-properties fo:color="#ffffff"/>
    </style:style>
    <style:style style:name="P89" style:family="paragraph">
      <loext:graphic-properties draw:fill-color="#d62e4e"/>
      <style:paragraph-properties fo:text-align="center"/>
      <style:text-properties fo:color="#ffffff"/>
    </style:style>
    <style:style style:name="P90" style:family="paragraph">
      <loext:graphic-properties draw:fill-color="#ea7500" draw:opacity="100%"/>
      <style:paragraph-properties fo:text-align="center" style:writing-mode="lr-tb"/>
      <style:text-properties fo:color="#ffffff" fo:font-size="11pt"/>
    </style:style>
    <style:style style:name="P91" style:family="paragraph">
      <loext:graphic-properties draw:fill-color="#d62e4e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1pt"/>
    </style:style>
    <style:style style:name="P92" style:family="paragraph">
      <loext:graphic-properties draw:fill-color="#ea7500" draw:opacity="100%"/>
      <style:paragraph-properties fo:text-align="center"/>
      <style:text-properties fo:color="#ffffff"/>
    </style:style>
    <style:style style:name="P93" style:family="paragraph">
      <loext:graphic-properties draw:fill-color="#d62e4e" draw:opacity="100%"/>
      <style:paragraph-properties fo:text-align="center"/>
      <style:text-properties fo:color="#ffffff"/>
    </style:style>
    <style:style style:name="P94" style:family="paragraph">
      <loext:graphic-properties draw:fill-color="#d62e4e"/>
      <style:paragraph-properties fo:text-align="start" style:writing-mode="lr-tb"/>
      <style:text-properties fo:color="#ffffff" fo:font-size="9pt"/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fo:color="#eeeeee" fo:font-size="11pt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11pt" fo:font-weight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1pt"/>
    </style:style>
    <style:style style:name="T8" style:family="text">
      <style:text-properties fo:color="#ffffff" fo:font-size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800080" fo:font-size="16pt" fo:font-style="italic" fo:font-weight="bold" style:font-size-asian="16pt" style:font-style-asian="italic" style:font-size-complex="16pt" style:font-style-complex="italic"/>
    </style:style>
    <style:style style:name="T11" style:family="text">
      <style:text-properties fo:color="#800080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2" style:family="text">
      <style:text-properties fo:color="#ed4c05" fo:font-size="16pt" fo:font-style="italic" fo:font-weight="bold" style:font-size-asian="16pt" style:font-style-asian="italic" style:font-size-complex="16pt" style:font-style-complex="italic"/>
    </style:style>
    <style:style style:name="T13" style:family="text">
      <style:text-properties fo:color="#ed4c05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4" style:family="text">
      <style:text-properties fo:color="#2a6099" fo:font-size="16pt" fo:font-style="italic" fo:font-weight="bold" style:font-size-asian="16pt" style:font-style-asian="italic" style:font-size-complex="16pt" style:font-style-complex="italic"/>
    </style:style>
    <style:style style:name="T15" style:family="text">
      <style:text-properties fo:color="#2a6099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16" style:family="text">
      <style:text-properties fo:font-size="13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1pt" fo:font-weight="bold" style:font-weight-asian="bold" style:font-weight-complex="bold"/>
    </style:style>
    <style:style style:name="T19" style:family="text">
      <style:text-properties fo:font-size="11pt" fo:font-style="italic" style:font-style-asian="italic" style:font-style-complex="italic"/>
    </style:style>
    <style:style style:name="T20" style:family="text">
      <style:text-properties fo:color="#000000" fo:font-size="24pt" fo:font-weight="bold" style:font-size-asian="24pt" style:font-size-complex="24pt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font-size="18pt" fo:font-style="italic" style:font-size-asian="24pt" style:font-style-asian="italic" style:font-size-complex="24pt" style:font-style-complex="italic"/>
    </style:style>
    <style:style style:name="T23" style:family="text">
      <style:text-properties fo:font-size="16pt" fo:font-style="italic" style:font-size-asian="24pt" style:font-style-asian="italic" style:font-size-complex="24pt" style:font-style-complex="itali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weight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ffff" fo:font-size="11pt" fo:font-weight="bold" style:font-weight-asian="bold" style:font-weight-complex="bold"/>
    </style:style>
    <style:style style:name="T30" style:family="text">
      <style:text-properties fo:font-size="24pt"/>
    </style:style>
    <style:style style:name="T31" style:family="text">
      <style:text-properties fo:font-size="24pt" style:text-underline-style="solid" style:text-underline-width="auto" style:text-underline-color="font-color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fo:font-size="13pt" fo:font-weight="bold" style:font-size-asian="13pt" style:font-weight-asian="bold" style:font-size-complex="13pt" style:font-weight-complex="bold"/>
    </style:style>
    <style:style style:name="T34" style:family="text">
      <style:text-properties fo:font-size="16pt"/>
    </style:style>
    <style:style style:name="T35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36" style:family="text">
      <style:text-properties fo:color="#000000" fo:font-size="9pt" fo:font-style="italic" style:font-size-asian="9pt" style:font-style-asian="italic" style:font-size-complex="9pt" style:font-style-complex="italic"/>
    </style:style>
    <style:style style:name="T37" style:family="text">
      <style:text-properties fo:color="#000000" fo:font-size="9pt" style:font-size-asian="9pt" style:font-size-complex="9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ffff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6.248cm" svg:height="3.678cm" svg:x="24.767cm" svg:y="1.06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5.189cm" svg:height="1.58cm" svg:x="16.654cm" svg:y="2.705cm">
          <text:p text:style-name="P3"><text:span text:style-name="T2">XSalsa20Poly1305</text:span></text:p>
          <text:p text:style-name="P3"><text:span text:style-name="T2">Symmetric Ciph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5.19cm" svg:height="1.579cm" svg:x="16.653cm" svg:y="5.464cm">
          <text:p text:style-name="P5"><text:span text:style-name="T3">Secret Data Encryption </text:span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8" draw:id="id8" draw:layer="layout" svg:width="5.19cm" svg:height="1.58cm" svg:x="4.322cm" svg:y="14.001cm">
          <text:p text:style-name="P7"><text:span text:style-name="T4">Peer 1 </text:span><text:span text:style-name="T5">CS</text:span></text:p>
          <text:p text:style-name="P7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.19cm" svg:height="1.58cm" svg:x="4.294cm" svg:y="12.196cm">
          <text:p text:style-name="P9"><text:span text:style-name="T6">Peer 1 </text:span><text:span text:style-name="T7">CS</text:span></text:p>
          <text:p text:style-name="P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4" draw:id="id4" draw:layer="layout" svg:width="5.19cm" svg:height="1.58cm" svg:x="25.303cm" svg:y="2.705cm">
          <text:p text:style-name="P1"><text:span text:style-name="T1">Encrypt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1" draw:id="id1" draw:layer="layout" svg:width="3.393cm" svg:height="3.393cm" svg:x="2.169cm" svg:y="1.799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5.19cm" svg:height="1.58cm" svg:x="8.703cm" svg:y="2.705cm">
          <text:p text:style-name="P1"><text:span text:style-name="T1">Serialized Pay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6" draw:id="id6" draw:layer="layout" svg:width="3.393cm" svg:height="3.393cm" svg:x="36.301cm" svg:y="1.799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5.19cm" svg:height="1.579cm" svg:x="16.653cm" svg:y="7.264cm">
          <text:p text:style-name="P5"><text:span text:style-name="T3">Secret Data </text:span><text:span text:style-name="T3">Encryption </text:span><text:span text:style-name="T3">Ke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2" draw:id="id12" draw:layer="layout" svg:width="5.19cm" svg:height="1.579cm" svg:x="16.653cm" svg:y="9.064cm">
          <text:p text:style-name="P5"><text:span text:style-name="T3">Secret Data Encryption </text:span><text:span text:style-name="T3">Key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367cm" svg:height="1.517cm" svg:x="17.056cm" svg:y="10.309cm">
          <draw:text-box>
            <text:p><text:span text:style-name="T9">... <text:s text:c="4"/>...</text:span></text:p>
          </draw:text-box>
        </draw:frame>
        <draw:connector draw:style-name="gr9" draw:text-style-name="P15" draw:layer="layout" svg:x1="5.562cm" svg:y1="3.496cm" svg:x2="8.703cm" svg:y2="3.495cm" draw:start-shape="id1" draw:start-glue-point="10" draw:end-shape="id2" draw:end-glue-point="3" svg:d="M5562 3496h1571v-1h1570" svg:viewBox="0 0 3142 2">
          <text:p/>
        </draw:connector>
        <draw:connector draw:style-name="gr9" draw:text-style-name="P15" draw:layer="layout" svg:x1="13.893cm" svg:y1="3.495cm" svg:x2="16.654cm" svg:y2="3.495cm" draw:start-shape="id2" draw:start-glue-point="1" draw:end-shape="id3" draw:end-glue-point="3" svg:d="M13893 3495h2761" svg:viewBox="0 0 2762 1">
          <text:p/>
        </draw:connector>
        <draw:connector draw:style-name="gr9" draw:text-style-name="P15" draw:layer="layout" svg:x1="21.843cm" svg:y1="3.495cm" svg:x2="25.303cm" svg:y2="3.495cm" draw:start-shape="id3" draw:start-glue-point="1" draw:end-shape="id4" draw:end-glue-point="3" svg:d="M21843 3495h3460" svg:viewBox="0 0 3461 1">
          <text:p/>
        </draw:connector>
        <draw:connector draw:style-name="gr9" draw:text-style-name="P15" draw:layer="layout" svg:x1="31.015cm" svg:y1="2.906cm" svg:x2="36.301cm" svg:y2="3.496cm" draw:start-shape="id5" draw:start-glue-point="1" draw:end-shape="id6" draw:end-glue-point="6" svg:d="M31015 2906h2643v590h2643" svg:viewBox="0 0 5287 591">
          <text:p/>
        </draw:connector>
        <draw:connector draw:style-name="gr9" draw:text-style-name="P15" draw:layer="layout" svg:x1="19.248cm" svg:y1="5.464cm" svg:x2="19.248cm" svg:y2="4.285cm" draw:start-shape="id7" draw:start-glue-point="0" draw:end-shape="id3" draw:end-glue-point="2" svg:d="M19248 5464v-1179" svg:viewBox="0 0 1 1180">
          <text:p/>
        </draw:connector>
        <draw:custom-shape draw:style-name="gr10" draw:text-style-name="P4" xml:id="id9" draw:id="id9" draw:layer="layout" svg:width="5.189cm" svg:height="1.58cm" svg:x="16.654cm" svg:y="14.005cm">
          <text:p text:style-name="P3"><text:span text:style-name="T2">Curve25519</text:span></text:p>
          <text:p text:style-name="P3"><text:span text:style-name="T2">Asymmetric </text:span><text:span text:style-name="T2">Ciph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5.19cm" svg:height="1.58cm" svg:x="32.722cm" svg:y="14.002cm">
          <text:p text:style-name="P9"><text:span text:style-name="T6">Peer 2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10" draw:id="id10" draw:layer="layout" svg:width="5.19cm" svg:height="1.58cm" svg:x="32.694cm" svg:y="12.197cm">
          <text:p text:style-name="P16"><text:span text:style-name="T5">Peer 2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9.512cm" svg:y1="14.791cm" svg:x2="16.654cm" svg:y2="14.795cm" draw:start-shape="id8" draw:start-glue-point="1" draw:end-shape="id9" draw:end-glue-point="3" svg:d="M9512 14791h3544v4h3598" svg:viewBox="0 0 7143 5">
          <text:p/>
        </draw:connector>
        <draw:connector draw:style-name="gr9" draw:text-style-name="P15" draw:layer="layout" svg:x1="32.694cm" svg:y1="12.987cm" svg:x2="21.843cm" svg:y2="14.795cm" draw:start-shape="id10" draw:start-glue-point="3" draw:end-shape="id9" draw:end-glue-point="1" svg:d="M32694 12987h-5399v1808h-5452" svg:viewBox="0 0 10852 1809">
          <text:p/>
        </draw:connector>
        <draw:custom-shape draw:style-name="gr1" draw:text-style-name="P2" xml:id="id14" draw:id="id14" draw:layer="layout" svg:width="6.248cm" svg:height="3.678cm" svg:x="16.124cm" svg:y="20.615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5.19cm" svg:height="1.58cm" svg:x="16.653cm" svg:y="22.164cm">
          <text:p text:style-name="P1"><text:span text:style-name="T1">Encrypted</text:span></text:p>
          <text:p text:style-name="P1"><text:span text:style-name="T1">Secret Data Encryption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19.248cm" svg:y1="15.585cm" svg:x2="19.248cm" svg:y2="22.164cm" draw:start-shape="id9" draw:start-glue-point="2" draw:end-shape="id11" draw:end-glue-point="0" svg:d="M19248 15585v6579" svg:viewBox="0 0 1 6580">
          <text:p/>
        </draw:connector>
        <draw:connector draw:style-name="gr9" draw:text-style-name="P15" draw:layer="layout" svg:x1="19.248cm" svg:y1="10.643cm" svg:x2="19.248cm" svg:y2="14.005cm" draw:start-shape="id12" draw:start-glue-point="2" draw:end-shape="id9" draw:end-glue-point="0" svg:d="M19248 10643v3362" svg:viewBox="0 0 1 3363">
          <text:p/>
        </draw:connector>
        <draw:custom-shape draw:style-name="gr7" draw:text-style-name="P13" xml:id="id13" draw:id="id13" draw:layer="layout" svg:width="3.393cm" svg:height="3.393cm" svg:x="2.301cm" svg:y="20.758cm">
          <text:p text:style-name="P12"><text:span text:style-name="T8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5.694cm" svg:y1="22.455cm" svg:x2="16.124cm" svg:y2="22.454cm" draw:start-shape="id13" draw:start-glue-point="10" draw:end-shape="id14" draw:end-glue-point="3" svg:d="M5694 22455h5215v-1h5215" svg:viewBox="0 0 10431 2">
          <text:p/>
        </draw:connector>
        <draw:custom-shape draw:style-name="gr7" draw:text-style-name="P13" xml:id="id15" draw:id="id15" draw:layer="layout" svg:width="3.393cm" svg:height="3.393cm" svg:x="35.574cm" svg:y="20.758cm">
          <text:p text:style-name="P12"><text:span text:style-name="T8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svg:x1="22.372cm" svg:y1="22.454cm" svg:x2="35.574cm" svg:y2="22.455cm" draw:start-shape="id14" draw:start-glue-point="1" draw:end-shape="id15" draw:end-glue-point="6" svg:d="M22372 22454h6601v1h6601" svg:viewBox="0 0 13203 2">
          <text:p/>
        </draw:connector>
        <draw:custom-shape draw:style-name="gr1" draw:text-style-name="P2" xml:id="id16" draw:id="id16" draw:layer="layout" svg:width="6.248cm" svg:height="3.678cm" svg:x="23.701cm" svg:y="17.067cm">
          <text:p text:style-name="P1"><text:span text:style-name="T1"/></text:p>
          <text:p text:style-name="P1"><text:span text:style-name="T1">WAMP 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9" draw:id="id19" draw:layer="layout" svg:width="5.19cm" svg:height="1.58cm" svg:x="24.294cm" svg:y="18.616cm">
          <text:p text:style-name="P1"><text:span text:style-name="T1">Peer 2 Signed</text:span></text:p>
          <text:p text:style-name="P1"><text:span text:style-name="T1">EIP712DelegateCertificate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3.701cm" svg:y1="18.906cm" svg:x2="3.998cm" svg:y2="20.758cm" draw:start-shape="id16" draw:start-glue-point="3" draw:end-shape="id13" draw:end-glue-point="4" svg:d="M23701 18906h-19703v1852" svg:viewBox="0 0 19704 1853">
          <text:p/>
        </draw:connector>
        <draw:connector draw:style-name="gr9" draw:text-style-name="P15" draw:layer="layout" svg:x1="32.694cm" svg:y1="12.987cm" svg:x2="29.484cm" svg:y2="24.184cm" draw:start-shape="id10" draw:start-glue-point="3" draw:end-shape="id17" draw:end-glue-point="1" svg:d="M32694 12987h-1579v11197h-1631" svg:viewBox="0 0 3211 11198">
          <text:p/>
        </draw:connector>
        <draw:custom-shape draw:style-name="gr13" draw:text-style-name="P18" xml:id="id18" draw:id="id18" draw:layer="layout" svg:width="5.19cm" svg:height="1.58cm" svg:x="32.072cm" svg:y="27.12cm">
          <text:p text:style-name="P16"><text:span text:style-name="T5">Pe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32.044cm" svg:y="25.315cm">
          <text:p text:style-name="P19"><text:span text:style-name="T7">Pe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5.189cm" svg:height="1.58cm" svg:x="24.295cm" svg:y="23.394cm">
          <text:p text:style-name="P3"><text:span text:style-name="T2">sec256k1 / EIP712</text:span></text:p>
          <text:p text:style-name="P3"><text:span text:style-name="T2">Asymmetric Signature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72cm" svg:y="27.121cm">
          <text:p text:style-name="P19"><text:span text:style-name="T7">Peer 1 ETH</text:span></text:p>
          <text:p text:style-name="P1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5.19cm" svg:height="1.58cm" svg:x="4.444cm" svg:y="25.316cm">
          <text:p text:style-name="P19"><text:span text:style-name="T7">Peer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32.072cm" svg:y1="27.91cm" svg:x2="26.889cm" svg:y2="24.974cm" draw:start-shape="id18" draw:start-glue-point="3" draw:end-shape="id17" draw:end-glue-point="2" svg:d="M32072 27910h-5183v-2936" svg:viewBox="0 0 5184 2937">
          <text:p/>
        </draw:connector>
        <draw:connector draw:style-name="gr9" draw:text-style-name="P15" draw:layer="layout" svg:x1="26.889cm" svg:y1="23.394cm" svg:x2="26.889cm" svg:y2="20.196cm" draw:start-shape="id17" draw:start-glue-point="0" draw:end-shape="id19" draw:end-glue-point="2" svg:d="M26889 23394v-3198" svg:viewBox="0 0 1 3199">
          <text:p/>
        </draw:connector>
        <draw:connector draw:style-name="gr9" draw:text-style-name="P15" draw:layer="layout" svg:x1="37.271cm" svg:y1="20.758cm" svg:x2="29.949cm" svg:y2="18.906cm" draw:start-shape="id15" draw:start-glue-point="4" draw:end-shape="id16" draw:end-glue-point="1" svg:d="M37271 20758v-1852h-7322" svg:viewBox="0 0 7323 1853">
          <text:p/>
        </draw:connector>
        <draw:frame draw:style-name="gr16" draw:text-style-name="P21" draw:layer="layout" svg:width="7.64cm" svg:height="1.505cm" svg:x="9.326cm" svg:y="6.05cm">
          <draw:text-box>
            <text:p><text:span text:style-name="T10">Ephemeral Payload </text:span><text:span text:style-name="T11">Encryption</text:span><text:span text:style-name="T10"> Keys</text:span></text:p>
          </draw:text-box>
        </draw:frame>
        <draw:frame draw:style-name="gr16" draw:text-style-name="P22" draw:layer="layout" svg:width="7.309cm" svg:height="1.505cm" svg:x="3.659cm" svg:y="16.279cm">
          <draw:text-box>
            <text:p><text:span text:style-name="T12">Client Session </text:span><text:span text:style-name="T13">Authentication</text:span><text:span text:style-name="T12"> Keys</text:span></text:p>
          </draw:text-box>
        </draw:frame>
        <draw:frame draw:style-name="gr16" draw:text-style-name="P23" draw:layer="layout" svg:width="6.745cm" svg:height="1.505cm" svg:x="10.189cm" svg:y="27.027cm">
          <draw:text-box>
            <text:p><text:span text:style-name="T14">Delegate Certificate </text:span><text:span text:style-name="T15">Signing</text:span><text:span text:style-name="T14"> Keys</text:span></text:p>
          </draw:text-box>
        </draw:frame>
        <draw:frame draw:style-name="gr17" draw:text-style-name="P24" draw:layer="layout" svg:width="5.978cm" svg:height="0.763cm" svg:x="24.881cm" svg:y="5.142cm">
          <draw:text-box>
            <text:p><text:span text:style-name="T16">E2E Encr. Payload Traffic</text:span></text:p>
          </draw:text-box>
        </draw:frame>
        <draw:frame draw:style-name="gr17" draw:text-style-name="P24" draw:layer="layout" svg:width="6.295cm" svg:height="0.763cm" svg:x="23.618cm" svg:y="16.033cm">
          <draw:text-box>
            <text:p><text:span text:style-name="T16">Request Payload Encr. Key</text:span></text:p>
          </draw:text-box>
        </draw:frame>
        <draw:frame draw:style-name="gr17" draw:text-style-name="P24" draw:layer="layout" svg:width="6.795cm" svg:height="0.763cm" svg:x="15.821cm" svg:y="24.562cm">
          <draw:text-box>
            <text:p><text:span text:style-name="T16">Response Payload Encr. Key</text:span></text:p>
          </draw:text-box>
        </draw:frame>
        <draw:custom-shape draw:style-name="gr18" draw:text-style-name="P26" draw:layer="layout" svg:width="6.071cm" svg:height="1.058cm" svg:x="12.505cm" svg:y="1cm">
          <text:p text:style-name="P25"><text:span text:style-name="T16">Payload Encryp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009.4861660079 30146.17563739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6" draw:layer="layout" svg:width="6.071cm" svg:height="1.058cm" svg:x="20.052cm" svg:y="12.267cm">
          <text:p text:style-name="P25"><text:span text:style-name="T16">Key Distribu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357.31225296443 32124.64589235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6" draw:layer="layout" svg:width="6.071cm" svg:height="1.058cm" svg:x="21.36cm" svg:y="25.719cm">
          <text:p text:style-name="P25"><text:span text:style-name="T16">Trust Establishmen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891.6996047431 -11626.06232294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8" draw:layer="layout" svg:width="1.13cm" svg:height="1.13cm" svg:x="15.233cm" svg:y="4.187cm">
          <text:p text:style-name="P27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34.885cm" svg:y="4.085cm">
          <text:p text:style-name="P27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35.707cm" svg:y="19.267cm">
          <text:p text:style-name="P27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27.872cm" svg:y="25.586cm">
          <text:p text:style-name="P27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4.754cm" svg:y="19.396cm">
          <text:p text:style-name="P27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17.599cm" svg:y="16.108cm">
          <text:p text:style-name="P27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1.13cm" svg:height="1.13cm" svg:x="6.5cm" svg:y="1.978cm">
          <text:p text:style-name="P27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0" draw:text-style-name="P29" xml:id="id28" draw:id="id28" draw:layer="layout" svg:width="5.19cm" svg:height="1.58cm" svg:x="21.945cm" svg:y="7.726cm">
          <text:p text:style-name="P16"><text:span text:style-name="T5">User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9" draw:id="id29" draw:layer="layout" svg:width="5.19cm" svg:height="1.58cm" svg:x="21.945cm" svg:y="5.921cm">
          <text:p text:style-name="P19"><text:span text:style-name="T7">User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xml:id="id30" draw:id="id30" draw:layer="layout" svg:width="5.855cm" svg:height="2.485cm" svg:x="11.981cm" svg:y="3.4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xml:id="id27" draw:id="id27" draw:layer="layout" svg:width="5.855cm" svg:height="2.485cm" svg:x="11.981cm" svg:y="9.2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xml:id="id21" draw:id="id21" draw:layer="layout" svg:width="5.855cm" svg:height="2.485cm" svg:x="11.981cm" svg:y="22.42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1</text:span></text:p>
          <text:p text:style-name="P31"><text:span text:style-name="T19">Pubkey</text:span><text:span text:style-name="T1">: Pubkey 1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xml:id="id25" draw:id="id25" draw:layer="layout" svg:width="5.19cm" svg:height="1.58cm" svg:x="21.945cm" svg:y="13.341cm">
          <text:p text:style-name="P16"><text:span text:style-name="T5">User 2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xml:id="id26" draw:id="id26" draw:layer="layout" svg:width="5.19cm" svg:height="1.58cm" svg:x="21.945cm" svg:y="11.536cm">
          <text:p text:style-name="P19"><text:span text:style-name="T7">User 2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xml:id="id24" draw:id="id24" draw:layer="layout" svg:width="5.855cm" svg:height="2.485cm" svg:x="11.981cm" svg:y="14.7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2</text:span></text:p>
          <text:p text:style-name="P31"><text:span text:style-name="T19">Subject</text:span><text:span text:style-name="T1">: Delegate 1</text:span></text:p>
          <draw:enhanced-geometry svg:viewBox="0 0 21600 21600" draw:type="rectangle" draw:enhanced-path="M 0 0 L 21600 0 21600 21600 0 21600 0 0 Z N"/>
        </draw:custom-shape>
        <draw:custom-shape draw:style-name="gr23" draw:text-style-name="P18" xml:id="id22" draw:id="id22" draw:layer="layout" svg:width="5.19cm" svg:height="1.58cm" svg:x="21.945cm" svg:y="21.068cm">
          <text:p text:style-name="P16"><text:span text:style-name="T5">Delegate 1 ETH</text:span></text:p>
          <text:p text:style-name="P16"><text:span text:style-name="T5">Private Key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xml:id="id23" draw:id="id23" draw:layer="layout" svg:width="5.19cm" svg:height="1.58cm" svg:x="21.945cm" svg:y="19.263cm">
          <text:p text:style-name="P19"><text:span text:style-name="T7">Delegate 1 ETH</text:span></text:p>
          <text:p text:style-name="P19"><text:span text:style-name="T7">Public Key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5.19cm" svg:height="1.58cm" svg:x="21.945cm" svg:y="26.423cm">
          <text:p text:style-name="P9"><text:span text:style-name="T6">Client 1 </text:span><text:span text:style-name="T7">CS</text:span></text:p>
          <text:p text:style-name="P9"><text:span text:style-name="T7">Private Key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20" draw:id="id20" draw:layer="layout" svg:width="5.19cm" svg:height="1.58cm" svg:x="21.945cm" svg:y="24.618cm">
          <text:p text:style-name="P16"><text:span text:style-name="T5">Client 1 CS</text:span></text:p>
          <text:p text:style-name="P16"><text:span text:style-name="T5">Public Key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svg:x1="21.945cm" svg:y1="25.408cm" svg:x2="17.836cm" svg:y2="23.662cm" draw:start-shape="id20" draw:start-glue-point="3" draw:end-shape="id21" draw:end-glue-point="1" svg:d="M21945 25408h-2055v-1746h-2054" svg:viewBox="0 0 4110 1747">
          <text:p/>
        </draw:connector>
        <draw:connector draw:style-name="gr27" draw:text-style-name="P15" draw:layer="layout" svg:x1="21.945cm" svg:y1="21.858cm" svg:x2="17.836cm" svg:y2="23.662cm" draw:start-shape="id22" draw:start-glue-point="3" draw:end-shape="id21" draw:end-glue-point="1" svg:d="M21945 21858h-2068v1804h-2041" svg:viewBox="0 0 4110 1805">
          <text:p/>
        </draw:connector>
        <draw:connector draw:style-name="gr9" draw:text-style-name="P15" draw:layer="layout" svg:x1="21.945cm" svg:y1="20.053cm" svg:x2="17.836cm" svg:y2="16.016cm" draw:start-shape="id23" draw:start-glue-point="3" draw:end-shape="id24" draw:end-glue-point="1" svg:d="M21945 20053h-2055v-4037h-2054" svg:viewBox="0 0 4110 4038">
          <text:p/>
        </draw:connector>
        <draw:connector draw:style-name="gr27" draw:text-style-name="P15" draw:layer="layout" svg:x1="21.945cm" svg:y1="14.131cm" svg:x2="17.836cm" svg:y2="16.016cm" draw:start-shape="id25" draw:start-glue-point="3" draw:end-shape="id24" draw:end-glue-point="1" svg:d="M21945 14131h-2068v1885h-2041" svg:viewBox="0 0 4110 1886">
          <text:p/>
        </draw:connector>
        <draw:connector draw:style-name="gr9" draw:text-style-name="P15" draw:layer="layout" svg:x1="21.945cm" svg:y1="12.326cm" svg:x2="17.836cm" svg:y2="10.516cm" draw:start-shape="id26" draw:start-glue-point="3" draw:end-shape="id27" draw:end-glue-point="1" svg:d="M21945 12326h-2055v-1810h-2054" svg:viewBox="0 0 4110 1811">
          <text:p/>
        </draw:connector>
        <draw:connector draw:style-name="gr27" draw:text-style-name="P15" draw:layer="layout" svg:x1="21.945cm" svg:y1="8.516cm" svg:x2="17.836cm" svg:y2="10.516cm" draw:start-shape="id28" draw:start-glue-point="3" draw:end-shape="id27" draw:end-glue-point="1" svg:d="M21945 8516h-2068v2000h-2041" svg:viewBox="0 0 4110 2001">
          <text:p/>
        </draw:connector>
        <draw:connector draw:style-name="gr9" draw:text-style-name="P15" draw:layer="layout" svg:x1="21.945cm" svg:y1="6.711cm" svg:x2="17.836cm" svg:y2="4.716cm" draw:start-shape="id29" draw:start-glue-point="3" draw:end-shape="id30" draw:end-glue-point="1" svg:d="M21945 6711h-2055v-1995h-2054" svg:viewBox="0 0 4110 1996">
          <text:p/>
        </draw:connector>
        <draw:connector draw:style-name="gr27" draw:text-style-name="P15" draw:layer="layout" draw:line-skew="1.091cm" svg:x1="27.135cm" svg:y1="8.516cm" svg:x2="17.836cm" svg:y2="4.716cm" draw:start-shape="id28" draw:start-glue-point="1" draw:end-shape="id30" draw:end-glue-point="1" svg:d="M27135 8516h1644v-3800h-10943" svg:viewBox="0 0 10944 3801">
          <text:p/>
        </draw:connector>
        <draw:frame draw:style-name="gr28" draw:text-style-name="P33" draw:layer="layout" svg:width="8.166cm" svg:height="2.319cm" svg:x="2.873cm" svg:y="4.016cm">
          <draw:text-box>
            <text:p><text:span text:style-name="T20">Trustroot</text:span></text:p>
          </draw:text-box>
        </draw:frame>
        <draw:frame draw:style-name="gr28" draw:text-style-name="P34" draw:layer="layout" svg:width="8.166cm" svg:height="2.319cm" svg:x="2.873cm" svg:y="22.817cm">
          <draw:text-box>
            <text:p><text:span text:style-name="T21">Trustanchor</text:span></text:p>
          </draw:text-box>
        </draw:frame>
        <draw:custom-shape draw:style-name="gr29" draw:text-style-name="P35" draw:layer="layout" svg:width="24.433cm" svg:height="9.995cm" svg:x="11.295cm" svg:y="18.631cm">
          <text:p/>
          <draw:enhanced-geometry svg:viewBox="0 0 21600 21600" draw:type="rectangle" draw:enhanced-path="M 0 0 L 21600 0 21600 21600 0 21600 0 0 Z N"/>
        </draw:custom-shape>
        <draw:frame draw:style-name="gr28" draw:text-style-name="P36" draw:layer="layout" svg:width="6.172cm" svg:height="2.319cm" svg:x="30.598cm" svg:y="26.77cm">
          <draw:text-box>
            <text:p><text:span text:style-name="T22">WAMP Client or Router Node</text:span></text:p>
          </draw:text-box>
        </draw:frame>
        <draw:frame draw:style-name="gr30" draw:text-style-name="P33" draw:layer="layout" svg:width="8.166cm" svg:height="1.195cm" svg:x="11.706cm" svg:y="0.942cm">
          <draw:text-box>
            <text:p><text:span text:style-name="T20">Certificate Chain</text:span></text:p>
          </draw:text-box>
        </draw:frame>
        <draw:custom-shape draw:style-name="gr31" draw:text-style-name="P26" draw:layer="layout" svg:width="3.705cm" svg:height="1.058cm" svg:x="20.073cm" svg:y="2.364cm">
          <text:p text:style-name="P25"><text:span text:style-name="T16">Root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301.2412304371 27331.44475920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26" draw:layer="layout" svg:width="3.705cm" svg:height="1.058cm" svg:x="6.51cm" svg:y="25.576cm">
          <text:p text:style-name="P25"><text:span text:style-name="T16">Delegate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0534.9163518618 -9341.643059490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26" draw:layer="layout" svg:width="5.697cm" svg:height="1.058cm" svg:x="5.381cm" svg:y="11.96cm">
          <text:p text:style-name="P25"><text:span text:style-name="T16">Intermedi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26" draw:layer="layout" svg:width="5.697cm" svg:height="1.058cm" svg:x="5.499cm" svg:y="16.466cm">
          <text:p text:style-name="P25"><text:span text:style-name="T16">Delegate CA Cert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007.1604071604 -7934.27762039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33" draw:text-style-name="P37" draw:layer="layout" svg:width="6.763cm" svg:height="8.061cm" svg:x="33.398cm" svg:y="18.8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8" draw:layer="layout" svg:width="6.763cm" svg:height="8.078cm" svg:x="23.44cm" svg:y="18.84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16.793cm" svg:height="22.092cm" svg:x="1.834cm" svg:y="4.8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0" xml:id="id38" draw:id="id38" draw:layer="layout" svg:width="5.206cm" svg:height="2.21cm" svg:x="29.362cm" svg:y="6.071cm">
          <text:p text:style-name="P31"><text:span text:style-name="T18">Realm</text:span></text:p>
          <text:p text:style-name="P31"><text:span text:style-name="T1"/></text:p>
          <text:p text:style-name="P31"><text:span text:style-name="T19">Owner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xml:id="id33" draw:id="id33" draw:layer="layout" svg:width="5.205cm" svg:height="2.21cm" svg:x="24.233cm" svg:y="15.3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31" draw:id="id31" draw:layer="layout" svg:width="5.205cm" svg:height="2.209cm" svg:x="24.233cm" svg:y="23.784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A</text:span></text:p>
          <text:p text:style-name="P31"><text:span text:style-name="T19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xml:id="id32" draw:id="id32" draw:layer="layout" svg:width="5.205cm" svg:height="2.209cm" svg:x="24.233cm" svg:y="19.742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2</text:span></text:p>
          <text:p text:style-name="P31"><text:span text:style-name="T19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34" draw:id="id34" draw:layer="layout" svg:width="5.206cm" svg:height="2.209cm" svg:x="29.362cm" svg:y="9.629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7" draw:text-style-name="P41" xml:id="id35" draw:id="id35" draw:layer="layout" svg:width="5.205cm" svg:height="2.21cm" svg:x="34.191cm" svg:y="15.374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xml:id="id37" draw:id="id37" draw:layer="layout" svg:width="5.205cm" svg:height="2.209cm" svg:x="34.191cm" svg:y="23.784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B</text:span></text:p>
          <text:p text:style-name="P31"><text:span text:style-name="T19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40" draw:text-style-name="P44" xml:id="id36" draw:id="id36" draw:layer="layout" svg:width="5.205cm" svg:height="2.209cm" svg:x="34.191cm" svg:y="19.742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3</text:span></text:p>
          <text:p text:style-name="P31"><text:span text:style-name="T19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1" draw:text-style-name="P45" draw:layer="layout" svg:x1="26.835cm" svg:y1="23.784cm" svg:x2="26.835cm" svg:y2="21.951cm" draw:start-shape="id31" draw:start-glue-point="0" draw:end-shape="id32" draw:end-glue-point="2" svg:d="M26835 23784v-1833" svg:viewBox="0 0 1 1834">
          <text:p/>
        </draw:connector>
        <draw:connector draw:style-name="gr41" draw:text-style-name="P45" draw:layer="layout" svg:x1="26.835cm" svg:y1="19.742cm" svg:x2="26.835cm" svg:y2="17.584cm" draw:start-shape="id32" draw:start-glue-point="0" draw:end-shape="id33" draw:end-glue-point="2" svg:d="M26835 19742v-2158" svg:viewBox="0 0 1 2159">
          <text:p/>
        </draw:connector>
        <draw:connector draw:style-name="gr42" draw:text-style-name="P15" draw:layer="layout" svg:x1="26.835cm" svg:y1="15.374cm" svg:x2="31.965cm" svg:y2="11.838cm" draw:start-shape="id33" draw:start-glue-point="0" draw:end-shape="id34" draw:end-glue-point="2" svg:d="M26835 15374v-1768h5130v-1768" svg:viewBox="0 0 5131 3537">
          <text:p/>
        </draw:connector>
        <draw:connector draw:style-name="gr42" draw:text-style-name="P15" draw:layer="layout" svg:x1="36.793cm" svg:y1="15.374cm" svg:x2="31.965cm" svg:y2="11.838cm" draw:start-shape="id35" draw:start-glue-point="0" draw:end-shape="id34" draw:end-glue-point="2" svg:d="M36793 15374v-1768h-4828v-1768" svg:viewBox="0 0 4829 3537">
          <text:p/>
        </draw:connector>
        <draw:connector draw:style-name="gr43" draw:text-style-name="P46" draw:layer="layout" svg:x1="36.793cm" svg:y1="19.742cm" svg:x2="36.793cm" svg:y2="17.584cm" draw:start-shape="id36" draw:start-glue-point="0" draw:end-shape="id35" draw:end-glue-point="2" svg:d="M36793 19742v-2158" svg:viewBox="0 0 1 2159">
          <text:p/>
        </draw:connector>
        <draw:connector draw:style-name="gr43" draw:text-style-name="P46" draw:layer="layout" svg:x1="36.793cm" svg:y1="23.784cm" svg:x2="36.793cm" svg:y2="21.951cm" draw:start-shape="id37" draw:start-glue-point="0" draw:end-shape="id36" draw:end-glue-point="2" svg:d="M36793 23784v-1833" svg:viewBox="0 0 1 1834">
          <text:p/>
        </draw:connector>
        <draw:connector draw:style-name="gr44" draw:text-style-name="P47" draw:layer="layout" svg:x1="31.965cm" svg:y1="9.629cm" svg:x2="31.965cm" svg:y2="8.281cm" draw:start-shape="id34" draw:start-glue-point="0" draw:end-shape="id38" draw:end-glue-point="2" svg:d="M31965 9629v-1348" svg:viewBox="0 0 1 1349">
          <text:p/>
        </draw:connector>
        <draw:frame draw:style-name="gr45" draw:text-style-name="P48" draw:layer="layout" svg:width="8.829cm" svg:height="0.987cm" svg:x="23.33cm" svg:y="27.455cm">
          <draw:text-box>
            <text:p><text:span text:style-name="T23">User 2 Authority Domain</text:span></text:p>
          </draw:text-box>
        </draw:frame>
        <draw:frame draw:style-name="gr45" draw:text-style-name="P48" draw:layer="layout" svg:width="8.83cm" svg:height="0.987cm" svg:x="33.555cm" svg:y="27.455cm">
          <draw:text-box>
            <text:p><text:span text:style-name="T23">User 3 Authority Domain</text:span></text:p>
          </draw:text-box>
        </draw:frame>
        <draw:custom-shape draw:style-name="gr39" draw:text-style-name="P43" xml:id="id41" draw:id="id41" draw:layer="layout" svg:width="5.206cm" svg:height="2.209cm" svg:x="2.627cm" svg:y="15.462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2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39" draw:id="id39" draw:layer="layout" svg:width="5.206cm" svg:height="2.209cm" svg:x="2.627cm" svg:y="23.772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A</text:span></text:p>
          <text:p text:style-name="P31"><text:span text:style-name="T19">Pubkey</text:span><text:span text:style-name="T1">: Pubkey A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40" draw:id="id40" draw:layer="layout" svg:width="5.206cm" svg:height="2.209cm" svg:x="2.627cm" svg:y="19.73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Delegate A</text:span></text:p>
          <draw:enhanced-geometry svg:viewBox="0 0 21600 21600" draw:type="rectangle" draw:enhanced-path="M 0 0 L 21600 0 21600 21600 0 21600 0 0 Z N"/>
        </draw:custom-shape>
        <draw:custom-shape draw:style-name="gr46" draw:text-style-name="P43" xml:id="id42" draw:id="id42" draw:layer="layout" svg:width="5.205cm" svg:height="2.21cm" svg:x="7.757cm" svg:y="9.516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1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43" draw:id="id43" draw:layer="layout" svg:width="5.206cm" svg:height="2.209cm" svg:x="12.585cm" svg:y="15.462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User 3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45" draw:id="id45" draw:layer="layout" svg:width="5.206cm" svg:height="2.209cm" svg:x="12.585cm" svg:y="23.772cm">
          <text:p text:style-name="P31"><text:span text:style-name="T18">EIP712DelegateCertificate</text:span></text:p>
          <text:p text:style-name="P31"><text:span text:style-name="T1"/></text:p>
          <text:p text:style-name="P31"><text:span text:style-name="T19">Issuer</text:span><text:span text:style-name="T1">: Delegate B</text:span></text:p>
          <text:p text:style-name="P31"><text:span text:style-name="T19">Pubkey</text:span><text:span text:style-name="T1">: Pubkey B</text:span></text:p>
          <draw:enhanced-geometry svg:viewBox="0 0 21600 21600" draw:type="rectangle" draw:enhanced-path="M 0 0 L 21600 0 21600 21600 0 21600 0 0 Z N"/>
        </draw:custom-shape>
        <draw:custom-shape draw:style-name="gr39" draw:text-style-name="P43" xml:id="id44" draw:id="id44" draw:layer="layout" svg:width="5.206cm" svg:height="2.209cm" svg:x="12.585cm" svg:y="19.73cm">
          <text:p text:style-name="P31"><text:span text:style-name="T18">EIP712AuthorityCertificate</text:span></text:p>
          <text:p text:style-name="P31"><text:span text:style-name="T1"/></text:p>
          <text:p text:style-name="P31"><text:span text:style-name="T19">Issuer</text:span><text:span text:style-name="T1">: User 1</text:span></text:p>
          <text:p text:style-name="P31"><text:span text:style-name="T19">Subject</text:span><text:span text:style-name="T1">: Delegate B</text:span></text:p>
          <draw:enhanced-geometry svg:viewBox="0 0 21600 21600" draw:type="rectangle" draw:enhanced-path="M 0 0 L 21600 0 21600 21600 0 21600 0 0 Z N"/>
        </draw:custom-shape>
        <draw:connector draw:style-name="gr42" draw:text-style-name="P15" draw:layer="layout" svg:x1="5.23cm" svg:y1="23.772cm" svg:x2="5.23cm" svg:y2="21.939cm" draw:start-shape="id39" draw:start-glue-point="0" draw:end-shape="id40" draw:end-glue-point="2" svg:d="M5230 23772v-1833" svg:viewBox="0 0 1 1834">
          <text:p/>
        </draw:connector>
        <draw:connector draw:style-name="gr42" draw:text-style-name="P15" draw:layer="layout" svg:x1="5.23cm" svg:y1="19.73cm" svg:x2="5.23cm" svg:y2="17.671cm" draw:start-shape="id40" draw:start-glue-point="0" draw:end-shape="id41" draw:end-glue-point="2" svg:d="M5230 19730v-2059" svg:viewBox="0 0 1 2060">
          <text:p/>
        </draw:connector>
        <draw:connector draw:style-name="gr42" draw:text-style-name="P15" draw:layer="layout" svg:x1="5.23cm" svg:y1="15.462cm" svg:x2="10.359cm" svg:y2="11.726cm" draw:start-shape="id41" draw:start-glue-point="0" draw:end-shape="id42" draw:end-glue-point="2" svg:d="M5230 15462v-1868h5129v-1868" svg:viewBox="0 0 5130 3737">
          <text:p/>
        </draw:connector>
        <draw:connector draw:style-name="gr42" draw:text-style-name="P15" draw:layer="layout" svg:x1="15.188cm" svg:y1="15.462cm" svg:x2="10.359cm" svg:y2="11.726cm" draw:start-shape="id43" draw:start-glue-point="0" draw:end-shape="id42" draw:end-glue-point="2" svg:d="M15188 15462v-1868h-4829v-1868" svg:viewBox="0 0 4830 3737">
          <text:p/>
        </draw:connector>
        <draw:connector draw:style-name="gr42" draw:text-style-name="P15" draw:layer="layout" svg:x1="15.188cm" svg:y1="19.73cm" svg:x2="15.188cm" svg:y2="17.671cm" draw:start-shape="id44" draw:start-glue-point="0" draw:end-shape="id43" draw:end-glue-point="2" svg:d="M15188 19730v-2059" svg:viewBox="0 0 1 2060">
          <text:p/>
        </draw:connector>
        <draw:connector draw:style-name="gr42" draw:text-style-name="P15" draw:layer="layout" svg:x1="15.188cm" svg:y1="23.772cm" svg:x2="15.188cm" svg:y2="21.939cm" draw:start-shape="id45" draw:start-glue-point="0" draw:end-shape="id44" draw:end-glue-point="2" svg:d="M15188 23772v-1833" svg:viewBox="0 0 1 1834">
          <text:p/>
        </draw:connector>
        <draw:frame draw:style-name="gr45" draw:text-style-name="P48" draw:layer="layout" svg:width="8.83cm" svg:height="0.987cm" svg:x="6.605cm" svg:y="3.489cm">
          <draw:text-box>
            <text:p><text:span text:style-name="T23">User 1 Authority Domain</text:span></text:p>
          </draw:text-box>
        </draw:frame>
        <draw:custom-shape draw:style-name="gr47" draw:text-style-name="P49" draw:layer="layout" svg:width="16.793cm" svg:height="13.28cm" svg:x="23.434cm" svg:y="5.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48" draw:layer="layout" svg:width="8.83cm" svg:height="0.987cm" svg:x="28.266cm" svg:y="3.667cm">
          <draw:text-box>
            <text:p><text:span text:style-name="T23">User 1 Authority Domain</text:span></text:p>
          </draw:text-box>
        </draw:frame>
        <draw:frame draw:style-name="gr30" draw:text-style-name="P51" draw:layer="layout" svg:width="16.828cm" svg:height="1.195cm" svg:x="1.764cm" svg:y="1cm">
          <draw:text-box>
            <text:p text:style-name="P50"><text:span text:style-name="T24">I. Standalone Trustroot</text:span></text:p>
          </draw:text-box>
        </draw:frame>
        <draw:frame draw:style-name="gr30" draw:text-style-name="P51" draw:layer="layout" svg:width="16.828cm" svg:height="1.195cm" svg:x="23.364cm" svg:y="1.001cm">
          <draw:text-box>
            <text:p text:style-name="P50"><text:span text:style-name="T24">II. Shared Trustroot</text:span></text:p>
          </draw:text-box>
        </draw:frame>
        <draw:custom-shape draw:style-name="gr48" draw:text-style-name="P26" draw:layer="layout" svg:width="10.084cm" svg:height="1.636cm" svg:x="18.324cm" svg:y="11.697cm">
          <text:p text:style-name="P25"><text:span text:style-name="T16">Trust establishment, admission can be:</text:span></text:p>
          <text:p text:style-name="P25"><text:span text:style-name="T16">open, permissioned or priva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005.8502726822 38581.79596823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" draw:style-name="dp1" draw:master-page-name="Default">
        <draw:custom-shape draw:style-name="gr49" draw:text-style-name="P52" xml:id="id48" draw:id="id48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2" xml:id="id47" draw:id="id47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4" draw:layer="layout" svg:width="6.786cm" svg:height="2.299cm" svg:x="12.445cm" svg:y="18.223cm">
          <text:p text:style-name="P53"><text:span text:style-name="T1">Edge Device</text:span></text:p>
          <text:p text:style-name="P53"><text:span text:style-name="T1">with</text:span></text:p>
          <text:p text:style-name="P53"><text:span text:style-name="T18"><text:s/></text:span><text:span text:style-name="T18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4" draw:layer="layout" svg:width="6.786cm" svg:height="2.299cm" svg:x="22.637cm" svg:y="18.223cm">
          <text:p text:style-name="P53"><text:span text:style-name="T1">Edge Server</text:span></text:p>
          <text:p text:style-name="P53"><text:span text:style-name="T1">with</text:span></text:p>
          <text:p text:style-name="P53"><text:span text:style-name="T1"><text:s/></text:span><text:span text:style-name="T18">WAMP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4" draw:layer="layout" svg:width="6.786cm" svg:height="2.3cm" svg:x="12.445cm" svg:y="8.052cm">
          <text:p text:style-name="P53"><text:span text:style-name="T1">Cloud Server</text:span></text:p>
          <text:p text:style-name="P53"><text:span text:style-name="T1">with</text:span></text:p>
          <text:p text:style-name="P53"><text:span text:style-name="T25"><text:s/></text:span><text:span text:style-name="T25">WAMP</text:span><text:span text:style-name="T18">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4" draw:layer="layout" svg:width="6.785cm" svg:height="2.299cm" svg:x="22.638cm" svg:y="8.104cm">
          <text:p text:style-name="P53"><text:span text:style-name="T1">Cloud Server</text:span></text:p>
          <text:p text:style-name="P53"><text:span text:style-name="T1">with</text:span></text:p>
          <text:p text:style-name="P53"><text:span text:style-name="T26"><text:s/></text:span><text:span text:style-name="T25">WAMP </text:span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6" draw:layer="layout" svg:width="22.78cm" svg:height="3.608cm" svg:x="9.574cm" svg:y="12.496cm">
          <text:p text:style-name="P55"><text:span text:style-name="T27">End-to-End Encrypted</text:span></text:p>
          <text:p text:style-name="P55"><text:span text:style-name="T28">Application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52" xml:id="id46" draw:id="id46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52" xml:id="id49" draw:id="id49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57" draw:layer="layout" svg:width="6.786cm" svg:height="2.299cm" svg:x="12.445cm" svg:y="21.223cm">
          <text:p text:style-name="P19"><text:span text:style-name="T29"><text:s/></text:span><text:span text:style-name="T2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8" draw:layer="layout" svg:width="6.786cm" svg:height="2.299cm" svg:x="22.637cm" svg:y="23.523cm">
          <text:p text:style-name="P9"><text:span text:style-name="T29"><text:s/></text:span><text:span text:style-name="T2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9" draw:layer="layout" svg:width="1.035cm" svg:height="1.036cm" svg:x="15.321cm" svg:y="20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59" xml:id="id50" draw:id="id50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52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9" draw:text-style-name="P60" draw:layer="layout" svg:width="26.218cm" svg:height="2.432cm" svg:x="1.95cm" svg:y="1.604cm">
          <draw:text-box>
            <text:p><text:span text:style-name="T30">Scenario 0: </text:span><text:span text:style-name="T31">Standalone</text:span><text:span text:style-name="T30"> Realm</text:span></text:p>
          </draw:text-box>
        </draw:frame>
        <draw:custom-shape draw:style-name="gr60" draw:text-style-name="P62" draw:layer="layout" svg:width="6.736cm" svg:height="2.876cm" svg:x="2.371cm" svg:y="17.073cm">
          <text:p text:style-name="P61"><text:span text:style-name="T32">Off-chain Root CA</text:span></text:p>
          <text:p text:style-name="P61"><text:span text:style-name="T32">Certificate File</text:span></text:p>
          <text:p text:style-name="P61"><text:span text:style-name="T33">Centralized Trust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1" draw:text-style-name="P64" draw:layer="layout" svg:width="2.148cm" svg:height="0.763cm" svg:x="5.213cm" svg:y="13.517cm">
          <draw:text-box>
            <text:p text:style-name="P63"><text:span text:style-name="T33">User 1</text:span></text:p>
          </draw:text-box>
        </draw:frame>
        <draw:connector draw:style-name="gr62" draw:text-style-name="P52" draw:layer="layout" draw:type="curve" svg:x1="15.839cm" svg:y1="17.473cm" svg:x2="15.839cm" svg:y2="10.877cm" draw:start-shape="id46" draw:start-glue-point="4" draw:end-shape="id47" draw:end-glue-point="8" svg:d="M15839 17473v-6596" svg:viewBox="0 0 1 6597">
          <text:p/>
        </draw:connector>
        <draw:connector draw:style-name="gr63" draw:text-style-name="P52" draw:layer="layout" draw:type="curve" draw:line-skew="0.063cm" svg:x1="15.839cm" svg:y1="10.877cm" svg:x2="26.031cm" svg:y2="10.878cm" draw:start-shape="id47" draw:start-glue-point="8" draw:end-shape="id48" draw:end-glue-point="8" svg:d="M15839 10877c0 847 10192 847 10192 1" svg:viewBox="0 0 10193 636">
          <text:p/>
        </draw:connector>
        <draw:connector draw:style-name="gr62" draw:text-style-name="P52" draw:layer="layout" draw:type="curve" svg:x1="26.031cm" svg:y1="17.473cm" svg:x2="26.031cm" svg:y2="10.878cm" draw:start-shape="id49" draw:start-glue-point="4" draw:end-shape="id48" draw:end-glue-point="8" svg:d="M26031 17473v-6595" svg:viewBox="0 0 1 6596">
          <text:p/>
        </draw:connector>
        <draw:connector draw:style-name="gr64" draw:text-style-name="P15" draw:layer="layout" draw:type="curve" svg:x1="26.031cm" svg:y1="22.773cm" svg:x2="26.031cm" svg:y2="20.979cm" draw:start-shape="id50" draw:start-glue-point="4" draw:end-shape="id51" draw:end-glue-point="8" svg:d="M26031 22773v-1794" svg:viewBox="0 0 1 1795">
          <text:p/>
        </draw:connector>
        <draw:custom-shape draw:style-name="gr49" draw:text-style-name="P52" xml:id="id51" draw:id="id51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62" draw:layer="layout" svg:width="6.736cm" svg:height="2.876cm" svg:x="31.073cm" svg:y="6.476cm">
          <text:p text:style-name="P61"><text:span text:style-name="T32">Public IP</text:span></text:p>
          <text:p text:style-name="P61"><text:span text:style-name="T32">Permanently Online</text:span></text:p>
          <text:p text:style-name="P61"><text:span text:style-name="T32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2" draw:layer="layout" svg:width="6.736cm" svg:height="2.876cm" svg:x="30.973cm" svg:y="16.83cm">
          <text:p text:style-name="P61"><text:span text:style-name="T32">Uplink only</text:span></text:p>
          <text:p text:style-name="P61"><text:span text:style-name="T32">Runs On-demand only</text:span></text:p>
          <text:p text:style-name="P61"><text:span text:style-name="T32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5" draw:text-style-name="P65" draw:layer="layout" draw:type="curve" svg:x1="34.249cm" svg:y1="26.775cm" svg:x2="37.101cm" svg:y2="26.826cm" svg:d="M34249 26775c2139 0 713 51 2852 51" svg:viewBox="0 0 2853 52">
          <text:p/>
        </draw:connector>
        <draw:frame draw:style-name="gr16" draw:text-style-name="P66" draw:layer="layout" svg:width="8.145cm" svg:height="1.505cm" svg:x="34.018cm" svg:y="27.042cm">
          <draw:text-box>
            <text:p><text:span text:style-name="T34">Router-to-Router Link with End-to-End Encryption</text:span></text:p>
          </draw:text-box>
        </draw:frame>
        <draw:connector draw:style-name="gr66" draw:text-style-name="P65" draw:layer="layout" draw:type="curve" svg:x1="34.25cm" svg:y1="24.905cm" svg:x2="37.102cm" svg:y2="24.956cm" svg:d="M34250 24905c2139 0 713 51 2852 51" svg:viewBox="0 0 2853 52">
          <text:p/>
        </draw:connector>
        <draw:frame draw:style-name="gr67" draw:text-style-name="P66" draw:layer="layout" svg:width="8.145cm" svg:height="1.207cm" svg:x="34.019cm" svg:y="25.172cm">
          <draw:text-box>
            <text:p><text:span text:style-name="T34">Regular WAMP</text:span></text:p>
          </draw:text-box>
        </draw:frame>
        <draw:custom-shape draw:style-name="gr46" draw:text-style-name="P69" draw:layer="layout" svg:width="5.205cm" svg:height="2.21cm" svg:x="3.523cm" svg:y="10.826cm">
          <text:p text:style-name="P67"><text:span text:style-name="T35">EIP712AuthorityCertificate</text:span></text:p>
          <text:p text:style-name="P68"><text:span text:style-name="T36">Issuer</text:span><text:span text:style-name="T37">: User 1</text:span></text:p>
          <text:p text:style-name="P68"><text:span text:style-name="T36">Subject</text:span><text:span text:style-name="T37">: User 1</text:span></text:p>
          <text:p text:style-name="P68"><text:span text:style-name="T37">Realm: x5F0c...</text:span></text:p>
          <text:p text:style-name="P68"><text:span text:style-name="T37">Capabilities: Root CA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68" draw:text-style-name="P70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71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4" draw:layer="layout" svg:width="6.786cm" svg:height="2.299cm" svg:x="12.445cm" svg:y="18.223cm">
          <text:p text:style-name="P53"><text:span text:style-name="T1">Gateway Device</text:span></text:p>
          <text:p text:style-name="P53"><text:span text:style-name="T1">with</text:span></text:p>
          <text:p text:style-name="P53"><text:span text:style-name="T18"><text:s/></text:span><text:span text:style-name="T18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4" draw:layer="layout" svg:width="6.786cm" svg:height="2.299cm" svg:x="22.637cm" svg:y="18.223cm">
          <text:p text:style-name="P53"><text:span text:style-name="T1">Gateway Server</text:span></text:p>
          <text:p text:style-name="P53"><text:span text:style-name="T1">with</text:span></text:p>
          <text:p text:style-name="P53"><text:span text:style-name="T1"><text:s/></text:span><text:span text:style-name="T18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2" draw:layer="layout" svg:width="6.786cm" svg:height="2.3cm" svg:x="12.445cm" svg:y="8.052cm">
          <text:p text:style-name="P53"><text:span text:style-name="T1">Relay Server</text:span></text:p>
          <text:p text:style-name="P53"><text:span text:style-name="T1">with</text:span></text:p>
          <text:p text:style-name="P53"><text:span text:style-name="T25"><text:s/></text:span><text:span text:style-name="T25">WAMP.eth </text:span><text:span text:style-name="T18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73" draw:layer="layout" svg:width="6.785cm" svg:height="2.299cm" svg:x="22.638cm" svg:y="8.104cm">
          <text:p text:style-name="P53"><text:span text:style-name="T1">Relay Server</text:span></text:p>
          <text:p text:style-name="P53"><text:span text:style-name="T1">with</text:span></text:p>
          <text:p text:style-name="P53"><text:span text:style-name="T26"><text:s/></text:span><text:span text:style-name="T25">WAMP.eth </text:span><text:span text:style-name="T18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6" draw:layer="layout" svg:width="22.78cm" svg:height="3.608cm" svg:x="9.574cm" svg:y="12.496cm">
          <text:p text:style-name="P55"><text:span text:style-name="T27">End-to-End Encrypted</text:span></text:p>
          <text:p text:style-name="P55"><text:span text:style-name="T28">Application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52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52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62" draw:layer="layout" svg:width="6.736cm" svg:height="2.876cm" svg:x="31.194cm" svg:y="6.45cm">
          <text:p text:style-name="P61"><text:span text:style-name="T32">Public IP</text:span></text:p>
          <text:p text:style-name="P61"><text:span text:style-name="T32">Permanently Online</text:span></text:p>
          <text:p text:style-name="P61"><text:span text:style-name="T32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2" draw:layer="layout" svg:width="6.736cm" svg:height="2.876cm" svg:x="30.969cm" svg:y="16.829cm">
          <text:p text:style-name="P61"><text:span text:style-name="T32">Uplink only</text:span></text:p>
          <text:p text:style-name="P61"><text:span text:style-name="T32">Runs On-demand only</text:span></text:p>
          <text:p text:style-name="P61"><text:span text:style-name="T32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2" draw:layer="layout" svg:width="6.736cm" svg:height="2.876cm" svg:x="33.281cm" svg:y="11.413cm">
          <text:p text:style-name="P61"><text:span text:style-name="T32">On-chain Root CA</text:span></text:p>
          <text:p text:style-name="P74"><text:span text:style-name="T32">Logical Entity only</text:span></text:p>
          <text:p text:style-name="P61"><text:span text:style-name="T33">Decentralized Trust</text:span></text:p>
          <draw:enhanced-geometry svg:viewBox="0 0 21600 21600" draw:mirror-horizontal="false" draw:mirror-vertical="false" draw:text-areas="800 800 20800 20800" draw:type="round-rectangular-callout" draw:modifiers="-3696.71960813418 18168.9259645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57" draw:layer="layout" svg:width="6.786cm" svg:height="2.299cm" svg:x="12.445cm" svg:y="21.423cm">
          <text:p text:style-name="P19"><text:span text:style-name="T29"><text:s/></text:span><text:span text:style-name="T2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8" draw:layer="layout" svg:width="6.786cm" svg:height="2.299cm" svg:x="22.637cm" svg:y="23.523cm">
          <text:p text:style-name="P9"><text:span text:style-name="T29"><text:s/></text:span><text:span text:style-name="T2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9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59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52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3" draw:text-style-name="P71" draw:layer="layout" svg:width="1.978cm" svg:height="1.978cm" svg:x="14.965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4" draw:text-style-name="P70" draw:layer="layout" svg:width="1.978cm" svg:height="1.978cm" svg:x="25.041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9" draw:text-style-name="P60" draw:layer="layout" svg:width="26.218cm" svg:height="2.432cm" svg:x="1.95cm" svg:y="1.604cm">
          <draw:text-box>
            <text:p><text:span text:style-name="T38">Scenario 1: </text:span><text:span text:style-name="T31">Private</text:span><text:span text:style-name="T30"> Realm</text:span></text:p>
          </draw:text-box>
        </draw:frame>
        <draw:custom-shape draw:style-name="gr60" draw:text-style-name="P62" draw:layer="layout" svg:width="6.736cm" svg:height="2.876cm" svg:x="2.661cm" svg:y="17.339cm">
          <text:p text:style-name="P61"><text:span text:style-name="T32">On-chain User or DAO</text:span></text:p>
          <text:p text:style-name="P61"><text:span text:style-name="T32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1" draw:text-style-name="P64" draw:layer="layout" svg:width="2.148cm" svg:height="0.763cm" svg:x="5.213cm" svg:y="13.518cm">
          <draw:text-box>
            <text:p text:style-name="P63"><text:span text:style-name="T33">User 1</text:span></text:p>
          </draw:text-box>
        </draw:frame>
        <draw:frame draw:style-name="gr17" draw:text-style-name="P75" draw:layer="layout" svg:width="2.148cm" svg:height="0.763cm" svg:x="14.827cm" svg:y="4.139cm">
          <draw:text-box>
            <text:p text:style-name="P50"><text:span text:style-name="T33">User 2</text:span></text:p>
          </draw:text-box>
        </draw:frame>
        <draw:frame draw:style-name="gr17" draw:text-style-name="P75" draw:layer="layout" svg:width="2.148cm" svg:height="0.763cm" svg:x="24.886cm" svg:y="4.245cm">
          <draw:text-box>
            <text:p text:style-name="P50"><text:span text:style-name="T33">User 3</text:span></text:p>
          </draw:text-box>
        </draw:frame>
        <draw:connector draw:style-name="gr75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76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75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64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77" draw:text-style-name="P76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65" draw:layer="layout" draw:type="curve" svg:x1="34.249cm" svg:y1="26.775cm" svg:x2="37.101cm" svg:y2="26.826cm" svg:d="M34249 26775c2139 0 713 51 2852 51" svg:viewBox="0 0 2853 52">
          <text:p/>
        </draw:connector>
        <draw:frame draw:style-name="gr16" draw:text-style-name="P66" draw:layer="layout" svg:width="8.145cm" svg:height="1.505cm" svg:x="34.018cm" svg:y="27.042cm">
          <draw:text-box>
            <text:p><text:span text:style-name="T34">Router-to-Router Link with End-to-End Encryption</text:span></text:p>
          </draw:text-box>
        </draw:frame>
        <draw:connector draw:style-name="gr66" draw:text-style-name="P65" draw:layer="layout" draw:type="curve" svg:x1="34.25cm" svg:y1="24.905cm" svg:x2="37.102cm" svg:y2="24.956cm" svg:d="M34250 24905c2139 0 713 51 2852 51" svg:viewBox="0 0 2853 52">
          <text:p/>
        </draw:connector>
        <draw:frame draw:style-name="gr67" draw:text-style-name="P66" draw:layer="layout" svg:width="8.145cm" svg:height="1.207cm" svg:x="34.019cm" svg:y="25.172cm">
          <draw:text-box>
            <text:p><text:span text:style-name="T34">Regular WAMP</text:span></text:p>
          </draw:text-box>
        </draw:frame>
        <draw:custom-shape draw:style-name="gr46" draw:text-style-name="P78" draw:layer="layout" svg:width="5.205cm" svg:height="2.21cm" svg:x="23.68cm" svg:y="1.403cm">
          <text:p text:style-name="P77"><text:span text:style-name="T39">EIP712Aut</text:span><text:span text:style-name="T39">horityCerti</text:span><text:span text:style-name="T39">ficate</text:span></text:p>
          <text:p text:style-name="P77"><text:span text:style-name="T40">Issuer</text:span>: User 1</text:p>
          <text:p text:style-name="P77"><text:span text:style-name="T40">Subject</text:span>: User 5</text:p>
          <text:p text:style-name="P77">Realm: x5F0c...</text:p>
          <text:p text:style-name="P77">Capabilities: Gateway CA</text:p>
          <draw:enhanced-geometry svg:viewBox="0 0 21600 21600" draw:type="rectangle" draw:enhanced-path="M 0 0 L 21600 0 21600 21600 0 21600 0 0 Z N"/>
        </draw:custom-shape>
        <draw:custom-shape draw:style-name="gr78" draw:text-style-name="P80" draw:layer="layout" svg:width="5.205cm" svg:height="1.637cm" svg:x="23.68cm" svg:y="1.976cm">
          <text:p text:style-name="P79"><text:span text:style-name="T40">Issuer</text:span>: User 1</text:p>
          <text:p text:style-name="P79"><text:span text:style-name="T40">Subject</text:span>: User 5</text:p>
          <text:p text:style-name="P79">Realm: x5F0c...</text:p>
          <text:p text:style-name="P79">Capabilities: Gateway CA</text:p>
          <draw:enhanced-geometry svg:viewBox="0 0 21600 21600" draw:type="rectangle" draw:enhanced-path="M 0 0 L 21600 0 21600 21600 0 21600 0 0 Z N"/>
        </draw:custom-shape>
        <draw:custom-shape draw:style-name="gr46" draw:text-style-name="P78" draw:layer="layout" svg:width="5.205cm" svg:height="2.21cm" svg:x="13.474cm" svg:y="1.429cm">
          <text:p text:style-name="P77"><text:span text:style-name="T39">EIP712AuthorityCertificate</text:span></text:p>
          <text:p text:style-name="P77"><text:span text:style-name="T40">Issuer</text:span>: User 1</text:p>
          <text:p text:style-name="P77"><text:span text:style-name="T40">Subject</text:span>: User 5</text:p>
          <text:p text:style-name="P77">Realm: x5F0c...</text:p>
          <text:p text:style-name="P77">Capabilities: Gateway CA</text:p>
          <draw:enhanced-geometry svg:viewBox="0 0 21600 21600" draw:type="rectangle" draw:enhanced-path="M 0 0 L 21600 0 21600 21600 0 21600 0 0 Z N"/>
        </draw:custom-shape>
        <draw:custom-shape draw:style-name="gr79" draw:text-style-name="P81" draw:layer="layout" svg:width="5.205cm" svg:height="1.637cm" svg:x="13.474cm" svg:y="2.002cm">
          <text:p text:style-name="P79"><text:span text:style-name="T40">Issuer</text:span>: User 1</text:p>
          <text:p text:style-name="P79"><text:span text:style-name="T40">Subject</text:span>: User 5</text:p>
          <text:p text:style-name="P79">Realm: x5F0c...</text:p>
          <text:p text:style-name="P79">Capabilities: Gateway CA</text:p>
          <draw:enhanced-geometry svg:viewBox="0 0 21600 21600" draw:type="rectangle" draw:enhanced-path="M 0 0 L 21600 0 21600 21600 0 21600 0 0 Z N"/>
        </draw:custom-shape>
        <draw:custom-shape draw:style-name="gr46" draw:text-style-name="P69" draw:layer="layout" svg:width="5.205cm" svg:height="2.21cm" svg:x="3.523cm" svg:y="10.826cm">
          <text:p text:style-name="P67"><text:span text:style-name="T35">EIP712AuthorityCertificate</text:span></text:p>
          <text:p text:style-name="P68"><text:span text:style-name="T36">Issuer</text:span><text:span text:style-name="T37">: User 1</text:span></text:p>
          <text:p text:style-name="P68"><text:span text:style-name="T36">Subject</text:span><text:span text:style-name="T37">: User 1</text:span></text:p>
          <text:p text:style-name="P68"><text:span text:style-name="T37">Realm: x5F0c...</text:span></text:p>
          <text:p text:style-name="P68"><text:span text:style-name="T37">Capabilities: Root CA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8" draw:text-style-name="P82" draw:layer="layout" svg:width="0.949cm" svg:height="0.948cm" svg:x="25.556cm" svg:y="9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83" draw:layer="layout" svg:width="0.949cm" svg:height="0.948cm" svg:x="15.364cm" svg:y="9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84" draw:layer="layout" svg:width="6.786cm" svg:height="2.299cm" svg:x="12.445cm" svg:y="18.223cm">
          <text:p text:style-name="P19"><text:span text:style-name="T7">Gateway Device</text:span></text:p>
          <text:p text:style-name="P19"><text:span text:style-name="T7">with</text:span></text:p>
          <text:p text:style-name="P19"><text:span text:style-name="T29"><text:s/></text:span><text:span text:style-name="T29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85" draw:layer="layout" svg:width="6.786cm" svg:height="2.299cm" svg:x="22.637cm" svg:y="18.223cm">
          <text:p text:style-name="P19"><text:span text:style-name="T7">Gateway Server</text:span></text:p>
          <text:p text:style-name="P19"><text:span text:style-name="T7">with</text:span></text:p>
          <text:p text:style-name="P19"><text:span text:style-name="T7"><text:s/></text:span><text:span text:style-name="T29">WAMP.eth Gatew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86" draw:layer="layout" svg:width="6.786cm" svg:height="2.3cm" svg:x="12.445cm" svg:y="8.052cm">
          <text:p text:style-name="P19"><text:span text:style-name="T7">Relay Server</text:span></text:p>
          <text:p text:style-name="P19"><text:span text:style-name="T7">with</text:span></text:p>
          <text:p text:style-name="P19"><text:span text:style-name="T41"><text:s/></text:span><text:span text:style-name="T41">WAMP.eth </text:span><text:span text:style-name="T29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87" draw:layer="layout" svg:width="6.785cm" svg:height="2.299cm" svg:x="22.638cm" svg:y="8.104cm">
          <text:p text:style-name="P19"><text:span text:style-name="T7">Relay Server</text:span></text:p>
          <text:p text:style-name="P19"><text:span text:style-name="T7">with</text:span></text:p>
          <text:p text:style-name="P19"><text:span text:style-name="T6"><text:s/></text:span><text:span text:style-name="T41">WAMP.eth </text:span><text:span text:style-name="T29">Relay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6" draw:layer="layout" svg:width="22.78cm" svg:height="3.608cm" svg:x="9.574cm" svg:y="12.496cm">
          <text:p text:style-name="P55"><text:span text:style-name="T27">End-to-End Encrypted</text:span></text:p>
          <text:p text:style-name="P55"><text:span text:style-name="T28">Application Real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88" draw:layer="layout" svg:width="1.035cm" svg:height="1.036cm" svg:x="15.321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3" draw:text-style-name="P89" draw:layer="layout" svg:width="1.035cm" svg:height="1.036cm" svg:x="25.513cm" svg:y="17.4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62" draw:layer="layout" svg:width="6.736cm" svg:height="2.876cm" svg:x="31.194cm" svg:y="6.45cm">
          <text:p text:style-name="P61"><text:span text:style-name="T32">Public IP</text:span></text:p>
          <text:p text:style-name="P61"><text:span text:style-name="T32">Permanently Online</text:span></text:p>
          <text:p text:style-name="P61"><text:span text:style-name="T32">Router-to-Router Link Meshed</text:span></text:p>
          <draw:enhanced-geometry svg:viewBox="0 0 21600 21600" draw:mirror-horizontal="false" draw:mirror-vertical="false" draw:text-areas="800 800 20800 20800" draw:type="round-rectangular-callout" draw:modifiers="-4735.52026124388 19392.700729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2" draw:layer="layout" svg:width="6.736cm" svg:height="2.876cm" svg:x="30.969cm" svg:y="16.829cm">
          <text:p text:style-name="P61"><text:span text:style-name="T32">Uplink only</text:span></text:p>
          <text:p text:style-name="P61"><text:span text:style-name="T32">Runs On-demand only</text:span></text:p>
          <text:p text:style-name="P61"><text:span text:style-name="T32">End-to-End Encryption</text:span></text:p>
          <draw:enhanced-geometry svg:viewBox="0 0 21600 21600" draw:mirror-horizontal="false" draw:mirror-vertical="false" draw:text-areas="800 800 20800 20800" draw:type="round-rectangular-callout" draw:modifiers="-4100.69763989906 18296.5589155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62" draw:layer="layout" svg:width="6.736cm" svg:height="2.876cm" svg:x="33.105cm" svg:y="11.06cm">
          <text:p text:style-name="P61"><text:span text:style-name="T32">On-chain Root CA</text:span></text:p>
          <text:p text:style-name="P74"><text:span text:style-name="T32">Logical Entity only</text:span></text:p>
          <text:p text:style-name="P61"><text:span text:style-name="T33">Decentralized Trust</text:span></text:p>
          <draw:enhanced-geometry svg:viewBox="0 0 21600 21600" draw:mirror-horizontal="false" draw:mirror-vertical="false" draw:text-areas="800 800 20800 20800" draw:type="round-rectangular-callout" draw:modifiers="-3376.1021226065 19310.11470281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4" draw:text-style-name="P90" draw:layer="layout" svg:width="6.786cm" svg:height="2.299cm" svg:x="12.445cm" svg:y="21.423cm">
          <text:p text:style-name="P19"><text:span text:style-name="T29"><text:s/></text:span><text:span text:style-name="T2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91" draw:layer="layout" svg:width="6.786cm" svg:height="2.299cm" svg:x="22.637cm" svg:y="23.523cm">
          <text:p text:style-name="P9"><text:span text:style-name="T29"><text:s/></text:span><text:span text:style-name="T29">WAM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92" draw:layer="layout" svg:width="1.035cm" svg:height="1.036cm" svg:x="15.321cm" svg:y="20.6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7" draw:text-style-name="P93" draw:layer="layout" svg:width="1.035cm" svg:height="1.036cm" svg:x="25.513cm" svg:y="22.77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8" draw:text-style-name="P52" draw:layer="layout" svg:width="1.978cm" svg:height="1.978cm" svg:x="5.102cm" svg:y="14.2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3" draw:text-style-name="P83" draw:layer="layout" svg:width="1.978cm" svg:height="1.978cm" svg:x="14.965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4" draw:text-style-name="P82" draw:layer="layout" svg:width="1.978cm" svg:height="1.978cm" svg:x="25.041cm" svg:y="4.9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9" draw:text-style-name="P60" draw:layer="layout" svg:width="26.218cm" svg:height="2.432cm" svg:x="1.95cm" svg:y="1.604cm">
          <draw:text-box>
            <text:p><text:span text:style-name="T30">Scenario 2: </text:span><text:span text:style-name="T31">Shared</text:span><text:span text:style-name="T30"> Realm</text:span></text:p>
          </draw:text-box>
        </draw:frame>
        <draw:custom-shape draw:style-name="gr88" draw:text-style-name="P88" draw:layer="layout" svg:width="1.978cm" svg:height="1.978cm" svg:x="14.966cm" svg:y="24.5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89" draw:layer="layout" svg:width="1.978cm" svg:height="1.978cm" svg:x="25.042cm" svg:y="26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0" draw:text-style-name="P62" draw:layer="layout" svg:width="6.736cm" svg:height="2.876cm" svg:x="2.662cm" svg:y="17.203cm">
          <text:p text:style-name="P61"><text:span text:style-name="T32">On-chain User or DAO</text:span></text:p>
          <text:p text:style-name="P61"><text:span text:style-name="T32">Realm Owner</text:span></text:p>
          <draw:enhanced-geometry svg:viewBox="0 0 21600 21600" draw:mirror-horizontal="false" draw:mirror-vertical="false" draw:text-areas="800 800 20800 20800" draw:type="round-rectangular-callout" draw:modifiers="11548.6418287071 -5060.2711157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75" draw:layer="layout" svg:width="2.148cm" svg:height="0.763cm" svg:x="14.827cm" svg:y="3.988cm">
          <draw:text-box>
            <text:p text:style-name="P50"><text:span text:style-name="T33">User 2</text:span></text:p>
          </draw:text-box>
        </draw:frame>
        <draw:frame draw:style-name="gr61" draw:text-style-name="P64" draw:layer="layout" svg:width="2.148cm" svg:height="0.763cm" svg:x="5.056cm" svg:y="13.492cm">
          <draw:text-box>
            <text:p text:style-name="P63"><text:span text:style-name="T33">User 1</text:span></text:p>
          </draw:text-box>
        </draw:frame>
        <draw:frame draw:style-name="gr17" draw:text-style-name="P75" draw:layer="layout" svg:width="2.148cm" svg:height="0.763cm" svg:x="24.938cm" svg:y="3.988cm">
          <draw:text-box>
            <text:p text:style-name="P50"><text:span text:style-name="T33">User 3</text:span></text:p>
          </draw:text-box>
        </draw:frame>
        <draw:frame draw:style-name="gr17" draw:text-style-name="P75" draw:layer="layout" svg:width="2.148cm" svg:height="0.763cm" svg:x="16.958cm" svg:y="25.234cm">
          <draw:text-box>
            <text:p text:style-name="P50"><text:span text:style-name="T33">User 4</text:span></text:p>
          </draw:text-box>
        </draw:frame>
        <draw:frame draw:style-name="gr17" draw:text-style-name="P75" draw:layer="layout" svg:width="2.148cm" svg:height="0.763cm" svg:x="27.258cm" svg:y="27.245cm">
          <draw:text-box>
            <text:p text:style-name="P50"><text:span text:style-name="T33">User 5</text:span></text:p>
          </draw:text-box>
        </draw:frame>
        <draw:connector draw:style-name="gr75" draw:text-style-name="P15" draw:layer="layout" draw:type="curve" svg:x1="15.839cm" svg:y1="17.487cm" svg:x2="15.839cm" svg:y2="10.891cm" svg:d="M15839 17487v-6596" svg:viewBox="0 0 1 6597">
          <text:p/>
        </draw:connector>
        <draw:connector draw:style-name="gr76" draw:text-style-name="P15" draw:layer="layout" draw:type="curve" draw:line-skew="0.063cm" svg:x1="15.839cm" svg:y1="10.891cm" svg:x2="26.031cm" svg:y2="10.892cm" svg:d="M15839 10891c0 847 10192 847 10192 1" svg:viewBox="0 0 10193 636">
          <text:p/>
        </draw:connector>
        <draw:connector draw:style-name="gr75" draw:text-style-name="P15" draw:layer="layout" draw:type="curve" svg:x1="26.031cm" svg:y1="17.487cm" svg:x2="26.031cm" svg:y2="10.892cm" svg:d="M26031 17487v-6595" svg:viewBox="0 0 1 6596">
          <text:p/>
        </draw:connector>
        <draw:connector draw:style-name="gr64" draw:text-style-name="P15" draw:layer="layout" draw:type="curve" svg:x1="26.031cm" svg:y1="22.787cm" svg:x2="26.031cm" svg:y2="20.993cm" svg:d="M26031 22787v-1794" svg:viewBox="0 0 1 1795">
          <text:p/>
        </draw:connector>
        <draw:custom-shape draw:style-name="gr90" draw:text-style-name="P89" draw:layer="layout" svg:width="0.949cm" svg:height="0.948cm" svg:x="25.556cm" svg:y="20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65" draw:layer="layout" draw:type="curve" svg:x1="34.249cm" svg:y1="26.845cm" svg:x2="37.101cm" svg:y2="26.896cm" svg:d="M34249 26845c2139 0 713 51 2852 51" svg:viewBox="0 0 2853 52">
          <text:p/>
        </draw:connector>
        <draw:frame draw:style-name="gr16" draw:text-style-name="P66" draw:layer="layout" svg:width="8.145cm" svg:height="1.505cm" svg:x="34.018cm" svg:y="27.112cm">
          <draw:text-box>
            <text:p><text:span text:style-name="T34">Router-to-Router Link </text:span><text:span text:style-name="T34">with End-to-End </text:span><text:span text:style-name="T34">Encryption</text:span></text:p>
          </draw:text-box>
        </draw:frame>
        <draw:connector draw:style-name="gr66" draw:text-style-name="P65" draw:layer="layout" draw:type="curve" svg:x1="34.25cm" svg:y1="24.975cm" svg:x2="37.102cm" svg:y2="25.026cm" svg:d="M34250 24975c2139 0 713 51 2852 51" svg:viewBox="0 0 2853 52">
          <text:p/>
        </draw:connector>
        <draw:frame draw:style-name="gr67" draw:text-style-name="P66" draw:layer="layout" svg:width="8.145cm" svg:height="1.207cm" svg:x="34.019cm" svg:y="25.242cm">
          <draw:text-box>
            <text:p><text:span text:style-name="T34">Regular WAMP</text:span></text:p>
          </draw:text-box>
        </draw:frame>
        <draw:custom-shape draw:style-name="gr46" draw:text-style-name="P69" draw:layer="layout" svg:width="5.205cm" svg:height="2.21cm" svg:x="3.523cm" svg:y="10.826cm">
          <text:p text:style-name="P67"><text:span text:style-name="T35">EIP712AuthorityCertificate</text:span></text:p>
          <text:p text:style-name="P68"><text:span text:style-name="T36">Issuer</text:span><text:span text:style-name="T37">: User 1</text:span></text:p>
          <text:p text:style-name="P68"><text:span text:style-name="T36">Subject</text:span><text:span text:style-name="T37">: User 1</text:span></text:p>
          <text:p text:style-name="P68"><text:span text:style-name="T37">Realm: x5F0c...</text:span></text:p>
          <text:p text:style-name="P68"><text:span text:style-name="T37">Capabilities: Root CA</text:span></text:p>
          <draw:enhanced-geometry svg:viewBox="0 0 21600 21600" draw:type="rectangle" draw:enhanced-path="M 0 0 L 21600 0 21600 21600 0 21600 0 0 Z N"/>
        </draw:custom-shape>
        <draw:custom-shape draw:style-name="gr46" draw:text-style-name="P78" draw:layer="layout" svg:width="5.205cm" svg:height="2.21cm" svg:x="19.144cm" svg:y="26.49cm">
          <text:p text:style-name="P77"><text:span text:style-name="T39">EIP712AuthorityCertificate</text:span></text:p>
          <text:p text:style-name="P77"><text:span text:style-name="T40">Issuer</text:span>: User 1</text:p>
          <text:p text:style-name="P77"><text:span text:style-name="T40">Subject</text:span>: User 5</text:p>
          <text:p text:style-name="P77">Realm: x5F0c...</text:p>
          <text:p text:style-name="P77">Capabilities: Gateway CA</text:p>
          <draw:enhanced-geometry svg:viewBox="0 0 21600 21600" draw:type="rectangle" draw:enhanced-path="M 0 0 L 21600 0 21600 21600 0 21600 0 0 Z N"/>
        </draw:custom-shape>
        <draw:custom-shape draw:style-name="gr91" draw:text-style-name="P94" draw:layer="layout" svg:width="5.205cm" svg:height="1.637cm" svg:x="19.144cm" svg:y="27.063cm">
          <text:p text:style-name="P79"><text:span text:style-name="T40">Issuer</text:span>: User 1</text:p>
          <text:p text:style-name="P79"><text:span text:style-name="T40">Subject</text:span>: User 5</text:p>
          <text:p text:style-name="P79">Realm: x5F0c...</text:p>
          <text:p text:style-name="P79">Capabilities: Gateway CA</text:p>
          <draw:enhanced-geometry svg:viewBox="0 0 21600 21600" draw:type="rectangle" draw:enhanced-path="M 0 0 L 21600 0 21600 21600 0 21600 0 0 Z N"/>
        </draw:custom-shape>
        <draw:custom-shape draw:style-name="gr46" draw:text-style-name="P78" draw:layer="layout" svg:width="5.205cm" svg:height="2.21cm" svg:x="9.216cm" svg:y="24.424cm">
          <text:p text:style-name="P77"><text:span text:style-name="T39">EIP712AuthorityCertificate</text:span></text:p>
          <text:p text:style-name="P77"><text:span text:style-name="T40">Issuer</text:span>: User 1</text:p>
          <text:p text:style-name="P77"><text:span text:style-name="T40">Subject</text:span>: User 5</text:p>
          <text:p text:style-name="P77">Realm: x5F0c...</text:p>
          <text:p text:style-name="P77">Capabilities: Gateway CA</text:p>
          <draw:enhanced-geometry svg:viewBox="0 0 21600 21600" draw:type="rectangle" draw:enhanced-path="M 0 0 L 21600 0 21600 21600 0 21600 0 0 Z N"/>
        </draw:custom-shape>
        <draw:custom-shape draw:style-name="gr79" draw:text-style-name="P81" draw:layer="layout" svg:width="5.205cm" svg:height="1.637cm" svg:x="9.216cm" svg:y="24.997cm">
          <text:p text:style-name="P79"><text:span text:style-name="T40">Issuer</text:span>: User 1</text:p>
          <text:p text:style-name="P79"><text:span text:style-name="T40">Subject</text:span>: User 5</text:p>
          <text:p text:style-name="P79">Realm: x5F0c...</text:p>
          <text:p text:style-name="P79">Capabilities: Gateway CA</text:p>
          <draw:enhanced-geometry svg:viewBox="0 0 21600 21600" draw:type="rectangle" draw:enhanced-path="M 0 0 L 21600 0 21600 21600 0 21600 0 0 Z N"/>
        </draw:custom-shape>
        <draw:custom-shape draw:style-name="gr46" draw:text-style-name="P78" draw:layer="layout" svg:width="5.205cm" svg:height="2.21cm" svg:x="23.68cm" svg:y="1.403cm">
          <text:p text:style-name="P77"><text:span text:style-name="T39">EIP712AuthorityCertificate</text:span></text:p>
          <text:p text:style-name="P77"><text:span text:style-name="T40">Issuer</text:span>: User 1</text:p>
          <text:p text:style-name="P77"><text:span text:style-name="T40">Subject</text:span>: User 5</text:p>
          <text:p text:style-name="P77">Realm: x5F0c...</text:p>
          <text:p text:style-name="P77">Capabilities: Gateway CA</text:p>
          <draw:enhanced-geometry svg:viewBox="0 0 21600 21600" draw:type="rectangle" draw:enhanced-path="M 0 0 L 21600 0 21600 21600 0 21600 0 0 Z N"/>
        </draw:custom-shape>
        <draw:custom-shape draw:style-name="gr78" draw:text-style-name="P80" draw:layer="layout" svg:width="5.205cm" svg:height="1.637cm" svg:x="23.68cm" svg:y="1.976cm">
          <text:p text:style-name="P79"><text:span text:style-name="T40">Issuer</text:span>: User 1</text:p>
          <text:p text:style-name="P79"><text:span text:style-name="T40">Subject</text:span>: User 5</text:p>
          <text:p text:style-name="P79">Realm: x5F0c...</text:p>
          <text:p text:style-name="P79"><text:span text:style-name="T42">Capabilities: </text:span><text:span text:style-name="T43">Relay CA</text:span></text:p>
          <draw:enhanced-geometry svg:viewBox="0 0 21600 21600" draw:type="rectangle" draw:enhanced-path="M 0 0 L 21600 0 21600 21600 0 21600 0 0 Z N"/>
        </draw:custom-shape>
        <draw:custom-shape draw:style-name="gr46" draw:text-style-name="P78" draw:layer="layout" svg:width="5.205cm" svg:height="2.21cm" svg:x="13.474cm" svg:y="1.429cm">
          <text:p text:style-name="P77"><text:span text:style-name="T39">EIP712AuthorityCertificate</text:span></text:p>
          <text:p text:style-name="P77"><text:span text:style-name="T40">Issuer</text:span>: User 1</text:p>
          <text:p text:style-name="P77"><text:span text:style-name="T40">Subject</text:span>: User 5</text:p>
          <text:p text:style-name="P77">Realm: x5F0c...</text:p>
          <text:p text:style-name="P77">Capabilities: Gateway CA</text:p>
          <draw:enhanced-geometry svg:viewBox="0 0 21600 21600" draw:type="rectangle" draw:enhanced-path="M 0 0 L 21600 0 21600 21600 0 21600 0 0 Z N"/>
        </draw:custom-shape>
        <draw:custom-shape draw:style-name="gr79" draw:text-style-name="P81" draw:layer="layout" svg:width="5.205cm" svg:height="1.637cm" svg:x="13.474cm" svg:y="2.002cm">
          <text:p text:style-name="P79"><text:span text:style-name="T40">Issuer</text:span>: User 1</text:p>
          <text:p text:style-name="P79"><text:span text:style-name="T40">Subject</text:span>: User 5</text:p>
          <text:p text:style-name="P79">Realm: x5F0c...</text:p>
          <text:p text:style-name="P79">Capabilities: Relay C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5:02:34.409054420</meta:creation-date>
    <dc:date>2022-08-07T20:06:03.733873828</dc:date>
    <meta:editing-duration>PT2H58M57S</meta:editing-duration>
    <meta:editing-cycles>47</meta:editing-cycles>
    <meta:generator>LibreOffice/6.4.7.2$Linux_X86_64 LibreOffice_project/40$Build-2</meta:generator>
    <meta:document-statistic meta:object-count="239"/>
  </office:meta>
</office:document-meta>
</file>